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63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312cm"/>
    </style:style>
    <style:style style:name="co9" style:family="table-column">
      <style:table-column-properties fo:break-before="auto" style:column-width="4.464cm"/>
    </style:style>
    <style:style style:name="co10" style:family="table-column">
      <style:table-column-properties fo:break-before="auto" style:column-width="1.662cm"/>
    </style:style>
    <style:style style:name="co11" style:family="table-column">
      <style:table-column-properties fo:break-before="auto" style:column-width="1.889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wrap-option="wrap" style:vertical-align="top"/>
    </style:style>
    <style:style style:name="ce12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3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8" style:family="table-cell" style:parent-style-name="Default">
      <style:table-cell-properties fo:wrap-option="wrap" style:vertical-align="top"/>
    </style:style>
    <style:style style:name="ce19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c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cm"/>
    </style:style>
    <style:style style:name="ce23" style:family="table-cell" style:parent-style-name="Default" style:data-style-name="N100">
      <style:table-cell-properties fo:background-color="#ffffff"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100">
      <style:table-cell-properties fo:background-color="#e6e6ff" style:text-align-source="value-type" style:repeat-content="false" fo:wrap-option="wrap" style:vertical-align="top"/>
      <style:text-properties fo:font-style="italic" style:font-style-asian="italic" style:font-style-complex="italic"/>
    </style:style>
    <style:style style:name="ce25" style:family="table-cell" style:parent-style-name="Default" style:data-style-name="N117">
      <style:table-cell-properties style:text-align-source="value-type" style:repeat-content="false" fo:wrap-option="wrap" style:vertical-align="top"/>
    </style:style>
    <style:style style:name="ce26" style:family="table-cell" style:parent-style-name="Default" style:data-style-name="N117">
      <style:table-cell-properties fo:background-color="#ffcc00" style:text-align-source="value-type" style:repeat-content="false" fo:wrap-option="wrap" style:vertical-align="top"/>
    </style:style>
    <style:style style:name="ce27" style:family="table-cell" style:parent-style-name="Default" style:data-style-name="N117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28" style:family="table-cell" style:parent-style-name="Default" style:data-style-name="N117">
      <style:table-cell-properties style:text-align-source="value-type" style:repeat-content="false" fo:background-color="transparent" fo:wrap-option="wrap" style:vertical-align="top"/>
    </style:style>
    <style:style style:name="ce29" style:family="table-cell" style:parent-style-name="Default" style:data-style-name="N117">
      <style:table-cell-properties fo:background-color="#e6e6ff" fo:wrap-option="wrap" style:vertical-align="top"/>
    </style:style>
    <style:style style:name="ce30" style:family="table-cell" style:parent-style-name="Default" style:data-style-name="N117">
      <style:table-cell-properties fo:background-color="#ffffff" fo:wrap-option="wrap" style:vertical-align="top"/>
    </style:style>
    <style:style style:name="ce31" style:family="table-cell" style:parent-style-name="Default" style:data-style-name="N117">
      <style:table-cell-properties fo:wrap-option="wrap" style:vertical-align="top"/>
    </style:style>
    <style:style style:name="ce32" style:family="table-cell" style:parent-style-name="Default">
      <style:table-cell-properties style:text-align-source="value-type" style:repeat-content="false" fo:wrap-option="wrap" style:vertical-align="top"/>
    </style:style>
    <style:style style:name="ce33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4" style:family="table-cell" style:parent-style-name="Default" style:data-style-name="N117">
      <style:table-cell-properties fo:background-color="#e6e6ff" style:text-align-source="value-type" style:repeat-content="false" fo:wrap-option="wrap" style:vertical-align="top"/>
    </style:style>
    <style:style style:name="ce35" style:family="table-cell" style:parent-style-name="Default" style:data-style-name="N108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cm"/>
    </style:style>
    <style:style style:name="ce37" style:family="table-cell" style:parent-style-name="Default" style:data-style-name="N108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08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9" style:family="table-cell" style:parent-style-name="Default" style:data-style-name="N108">
      <style:table-cell-properties fo:background-color="#ffffff" fo:wrap-option="wrap" style:vertical-align="top"/>
      <style:text-properties style:font-name="Arial" style:font-name-asian="Droid Sans Fallback" style:font-name-complex="DejaVu Sans"/>
    </style:style>
    <style:style style:name="ce40" style:family="table-cell" style:parent-style-name="Default" style:data-style-name="N108">
      <style:table-cell-properties fo:wrap-option="wrap"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2" style:family="table-cell" style:parent-style-name="Default" style:data-style-name="N108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43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4" style:family="table-cell" style:parent-style-name="Default">
      <style:table-cell-properties fo:background-color="#e6e6ff" fo:wrap-option="wrap" style:vertical-align="top"/>
    </style:style>
    <style:style style:name="ce45" style:family="table-cell" style:parent-style-name="Default">
      <style:table-cell-properties fo:background-color="#ffffff" fo:wrap-option="wrap" style:vertical-align="top"/>
    </style:style>
    <style:style style:name="ce46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7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49" style:family="table-cell" style:parent-style-name="Default" style:data-style-name="N117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50" style:family="table-cell" style:parent-style-name="Default" style:data-style-name="N117">
      <style:table-cell-properties fo:background-color="#ffffff" style:vertical-align="top"/>
    </style:style>
    <style:style style:name="ce51" style:family="table-cell" style:parent-style-name="Default" style:data-style-name="N110">
      <style:table-cell-properties fo:background-color="#ccff00" style:text-align-source="value-type" style:repeat-content="false" fo:wrap-option="wrap" style:vertical-align="top"/>
    </style:style>
    <style:style style:name="ce52" style:family="table-cell" style:parent-style-name="Default" style:data-style-name="N110">
      <style:table-cell-properties style:text-align-source="value-type" style:repeat-content="false" fo:background-color="transparent" fo:wrap-option="wrap" style:vertical-align="top"/>
    </style:style>
    <style:style style:name="ce53" style:family="table-cell" style:parent-style-name="Default" style:data-style-name="N110">
      <style:table-cell-properties fo:background-color="#e6e6ff" style:text-align-source="value-type" style:repeat-content="false" fo:wrap-option="wrap" style:vertical-align="top"/>
    </style:style>
    <style:style style:name="ce54" style:family="table-cell" style:parent-style-name="Default" style:data-style-name="N110">
      <style:table-cell-properties fo:background-color="#ffffff" fo:wrap-option="wrap" style:vertical-align="top"/>
    </style:style>
    <style:style style:name="ce55" style:family="table-cell" style:parent-style-name="Default" style:data-style-name="N110">
      <style:table-cell-properties fo:wrap-option="wrap" style:vertical-align="top"/>
    </style:style>
    <style:style style:name="ce56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58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cm"/>
    </style:style>
    <style:style style:name="ce59" style:family="table-cell" style:parent-style-name="Default" style:data-style-name="N110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60" style:family="table-cell" style:parent-style-name="Default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78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32"/>
        <table:table-column table:style-name="co7" table:default-cell-style-name="ce32"/>
        <table:table-column table:style-name="co8" table:default-cell-style-name="ce32"/>
        <table:table-column table:style-name="co9" table:default-cell-style-name="ce12"/>
        <table:table-column table:style-name="co10" table:default-cell-style-name="ce32"/>
        <table:table-column table:style-name="co7" table:default-cell-style-name="ce32"/>
        <table:table-column table:style-name="co11" table:default-cell-style-name="ce32"/>
        <table:table-row table:style-name="ro1">
          <table:table-cell table:number-columns-repeated="4"/>
          <table:table-cell table:style-name="ce19"/>
          <table:table-cell table:style-name="ce25"/>
          <table:table-cell table:style-name="ce35"/>
          <table:table-cell table:number-columns-repeated="2"/>
          <table:table-cell table:style-name="ce49" office:value-type="string" table:number-columns-spanned="2" table:number-rows-spanned="1">
            <text:p>GBP/EUR ratio:</text:p>
          </table:table-cell>
          <table:covered-table-cell table:style-name="ce51"/>
          <table:table-cell table:style-name="ce56" office:value-type="float" office:value="1.27754">
            <text:p>1,27754</text:p>
          </table:table-cell>
        </table:table-row>
        <table:table-row table:style-name="ro1">
          <table:table-cell table:style-name="ce2"/>
          <table:table-cell table:style-name="ce7"/>
          <table:table-cell table:style-name="ce13" table:number-columns-repeated="2"/>
          <table:table-cell table:style-name="ce20" office:value-type="string" table:number-columns-spanned="3" table:number-rows-spanned="1">
            <text:p>Farnell</text:p>
          </table:table-cell>
          <table:covered-table-cell table:style-name="ce26"/>
          <table:covered-table-cell table:style-name="ce33"/>
          <table:table-cell table:style-name="ce33"/>
          <table:table-cell table:style-name="ce20" office:value-type="string" table:number-columns-spanned="3" table:number-rows-spanned="1">
            <text:p>TME</text:p>
          </table:table-cell>
          <table:covered-table-cell table:style-name="ce26"/>
          <table:covered-table-cell table:style-name="ce33"/>
          <table:table-cell table:style-name="ce57"/>
        </table:table-row>
        <table:table-row table:style-name="ro1">
          <table:table-cell table:style-name="ce2" office:value-type="string">
            <text:p>Qty</text:p>
          </table:table-cell>
          <table:table-cell table:style-name="ce7" office:value-type="string">
            <text:p>Value</text:p>
          </table:table-cell>
          <table:table-cell table:style-name="ce14" office:value-type="string">
            <text:p>Note</text:p>
          </table:table-cell>
          <table:table-cell table:style-name="ce14" office:value-type="string">
            <text:p>Parts</text:p>
          </table:table-cell>
          <table:table-cell table:style-name="ce14" office:value-type="string">
            <text:p>Code</text:p>
          </table:table-cell>
          <table:table-cell table:style-name="ce27" office:value-type="string">
            <text:p>Unit price</text:p>
          </table:table-cell>
          <table:table-cell table:style-name="ce36" office:value-type="string">
            <text:p>Total</text:p>
          </table:table-cell>
          <table:table-cell table:style-name="ce36"/>
          <table:table-cell table:style-name="ce14" office:value-type="string">
            <text:p>Code</text:p>
          </table:table-cell>
          <table:table-cell table:style-name="ce27" office:value-type="string">
            <text:p>Unit price</text:p>
          </table:table-cell>
          <table:table-cell table:style-name="ce36" office:value-type="string">
            <text:p>Total</text:p>
          </table:table-cell>
          <table:table-cell table:style-name="ce58" office:value-type="string">
            <text:p>Combined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DF01S</text:p>
          </table:table-cell>
          <table:table-cell table:style-name="ce15"/>
          <table:table-cell table:style-name="ce15" office:value-type="string">
            <text:p>B1</text:p>
          </table:table-cell>
          <table:table-cell table:style-name="ce21" office:value-type="float" office:value="1470959">
            <text:p>1470959</text:p>
          </table:table-cell>
          <table:table-cell table:style-name="ce28" office:value-type="float" office:value="0.572">
            <text:p>0,572</text:p>
          </table:table-cell>
          <table:table-cell table:style-name="ce37" table:formula="of:=IF([.E4]=&quot;-&quot;;&quot;&quot;;IF([.A4]=&quot;&quot;;[.F4];[.A4]*[.F4]))" office:value-type="currency" office:currency="GBP" office:value="0.572">
            <text:p>£0,57</text:p>
          </table:table-cell>
          <table:table-cell table:style-name="ce43"/>
          <table:table-cell table:style-name="ce15" office:value-type="string">
            <text:p>DF01S </text:p>
          </table:table-cell>
          <table:table-cell table:style-name="ce28" office:value-type="float" office:value="0.159">
            <text:p>0,159</text:p>
          </table:table-cell>
          <table:table-cell table:style-name="ce52" table:formula="of:=IF([.I4]=&quot;-&quot;;&quot;&quot;;IF([.A4]=&quot;&quot;;[.J4];[.A4]*[.J4]))" office:value-type="currency" office:currency="EUR" office:value="0.159">
            <text:p>0,16 €</text:p>
          </table:table-cell>
          <table:table-cell table:style-name="ce59" table:formula="of:=IF([.A4]&lt;&gt;&quot;&quot;; IF([.E4]&lt;&gt;&quot;-&quot; ; IF([.K4] &gt; [.G4]*[.$L$1];[.G4]*[.$L$1];[.K4]);[.K4]);&quot;&quot;)" office:value-type="currency" office:currency="EUR" office:value="0.159">
            <text:p>0,16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47n/400V</text:p>
          </table:table-cell>
          <table:table-cell table:style-name="ce16" office:value-type="string">
            <text:p>RM7.5</text:p>
          </table:table-cell>
          <table:table-cell table:style-name="ce17" office:value-type="string">
            <text:p>C1</text:p>
          </table:table-cell>
          <table:table-cell table:style-name="ce22" office:value-type="float" office:value="2468839">
            <text:p>2468839</text:p>
          </table:table-cell>
          <table:table-cell table:style-name="ce29" office:value-type="float" office:value="0.63">
            <text:p>0,630</text:p>
          </table:table-cell>
          <table:table-cell table:style-name="ce38" table:formula="of:=IF([.E5]=&quot;-&quot;;&quot;&quot;;IF([.A5]=&quot;&quot;;[.F5];[.A5]*[.F5]))" office:value-type="currency" office:currency="GBP" office:value="0.63">
            <text:p>£0,63</text:p>
          </table:table-cell>
          <table:table-cell table:style-name="ce44"/>
          <table:table-cell table:style-name="ce44" office:value-type="string">
            <text:p>MKP4-47N/400 </text:p>
          </table:table-cell>
          <table:table-cell table:style-name="ce29" office:value-type="float" office:value="0.1845">
            <text:p>0,185</text:p>
          </table:table-cell>
          <table:table-cell table:style-name="ce53" table:formula="of:=IF([.I5]=&quot;-&quot;;&quot;&quot;;IF([.A5]=&quot;&quot;;[.J5];[.A5]*[.J5]))" office:value-type="currency" office:currency="EUR" office:value="0.1845">
            <text:p>0,18 €</text:p>
          </table:table-cell>
          <table:table-cell table:style-name="ce59" table:formula="of:=IF([.A5]&lt;&gt;&quot;&quot;; IF([.E5]&lt;&gt;&quot;-&quot; ; IF([.K5] &gt; [.G5]*[.$L$1];[.G5]*[.$L$1];[.K5]);[.K5]);&quot;&quot;)" office:value-type="currency" office:currency="EUR" office:value="0.1845">
            <text:p>0,18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1n</text:p>
          </table:table-cell>
          <table:table-cell table:style-name="ce15"/>
          <table:table-cell table:style-name="ce15" office:value-type="string">
            <text:p>C10</text:p>
          </table:table-cell>
          <table:table-cell table:style-name="ce23" office:value-type="string">
            <text:p>2407340</text:p>
          </table:table-cell>
          <table:table-cell table:style-name="ce30" office:value-type="float" office:value="0.0097">
            <text:p>0,010</text:p>
          </table:table-cell>
          <table:table-cell table:style-name="ce39" table:formula="of:=IF([.E6]=&quot;-&quot;;&quot;&quot;;IF([.A6]=&quot;&quot;;[.F6];[.A6]*[.F6]))" office:value-type="currency" office:currency="GBP" office:value="0.0097">
            <text:p>£0,01</text:p>
          </table:table-cell>
          <table:table-cell table:style-name="ce45"/>
          <table:table-cell table:style-name="ce45" office:value-type="string">
            <text:p>CL21B102KCANNNC </text:p>
          </table:table-cell>
          <table:table-cell table:style-name="ce50" office:value-type="float" office:value="0.0065">
            <text:p>0,007</text:p>
          </table:table-cell>
          <table:table-cell table:style-name="ce54" table:formula="of:=IF([.I6]=&quot;-&quot;;&quot;&quot;;IF([.A6]=&quot;&quot;;[.J6];[.A6]*[.J6]))" office:value-type="currency" office:currency="EUR" office:value="0.0065">
            <text:p>0,01 €</text:p>
          </table:table-cell>
          <table:table-cell table:style-name="ce59" table:formula="of:=IF([.A6]&lt;&gt;&quot;&quot;; IF([.E6]&lt;&gt;&quot;-&quot; ; IF([.K6] &gt; [.G6]*[.$L$1];[.G6]*[.$L$1];[.K6]);[.K6]);&quot;&quot;)" office:value-type="currency" office:currency="EUR" office:value="0.0065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3n9</text:p>
          </table:table-cell>
          <table:table-cell table:style-name="ce16"/>
          <table:table-cell table:style-name="ce17" office:value-type="string">
            <text:p>C11</text:p>
          </table:table-cell>
          <table:table-cell table:style-name="ce22" office:value-type="float" office:value="1650876">
            <text:p>1650876</text:p>
          </table:table-cell>
          <table:table-cell table:style-name="ce29" office:value-type="float" office:value="0.0272">
            <text:p>0,027</text:p>
          </table:table-cell>
          <table:table-cell table:style-name="ce38" table:formula="of:=IF([.E7]=&quot;-&quot;;&quot;&quot;;IF([.A7]=&quot;&quot;;[.F7];[.A7]*[.F7]))" office:value-type="currency" office:currency="GBP" office:value="0.0272">
            <text:p>£0,03</text:p>
          </table:table-cell>
          <table:table-cell table:style-name="ce44"/>
          <table:table-cell table:style-name="ce44" office:value-type="string">
            <text:p>CL21B392KBANNNC </text:p>
          </table:table-cell>
          <table:table-cell table:style-name="ce29" office:value-type="float" office:value="0.00851">
            <text:p>0,009</text:p>
          </table:table-cell>
          <table:table-cell table:style-name="ce53" table:formula="of:=IF([.I7]=&quot;-&quot;;&quot;&quot;;IF([.A7]=&quot;&quot;;[.J7];[.A7]*[.J7]))" office:value-type="currency" office:currency="EUR" office:value="0.00851">
            <text:p>0,01 €</text:p>
          </table:table-cell>
          <table:table-cell table:style-name="ce59" table:formula="of:=IF([.A7]&lt;&gt;&quot;&quot;; IF([.E7]&lt;&gt;&quot;-&quot; ; IF([.K7] &gt; [.G7]*[.$L$1];[.G7]*[.$L$1];[.K7]);[.K7]);&quot;&quot;)" office:value-type="currency" office:currency="EUR" office:value="0.00851">
            <text:p>0,01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180p</text:p>
          </table:table-cell>
          <table:table-cell table:style-name="ce15"/>
          <table:table-cell table:style-name="ce15" office:value-type="string">
            <text:p>C12</text:p>
          </table:table-cell>
          <table:table-cell table:style-name="ce21" office:value-type="float" office:value="1759207">
            <text:p>1759207</text:p>
          </table:table-cell>
          <table:table-cell table:style-name="ce28" office:value-type="float" office:value="0.0112">
            <text:p>0,011</text:p>
          </table:table-cell>
          <table:table-cell table:style-name="ce37" table:formula="of:=IF([.E8]=&quot;-&quot;;&quot;&quot;;IF([.A8]=&quot;&quot;;[.F8];[.A8]*[.F8]))" office:value-type="currency" office:currency="GBP" office:value="0.0112">
            <text:p>£0,01</text:p>
          </table:table-cell>
          <table:table-cell table:style-name="ce43"/>
          <table:table-cell table:style-name="ce15" office:value-type="string">
            <text:p>CL10C181JB8NNNC</text:p>
          </table:table-cell>
          <table:table-cell table:style-name="ce28" office:value-type="float" office:value="0.00552">
            <text:p>0,006</text:p>
          </table:table-cell>
          <table:table-cell table:style-name="ce52" table:formula="of:=IF([.I8]=&quot;-&quot;;&quot;&quot;;IF([.A8]=&quot;&quot;;[.J8];[.A8]*[.J8]))" office:value-type="currency" office:currency="EUR" office:value="0.00552">
            <text:p>0,01 €</text:p>
          </table:table-cell>
          <table:table-cell table:style-name="ce59" table:formula="of:=IF([.A8]&lt;&gt;&quot;&quot;; IF([.E8]&lt;&gt;&quot;-&quot; ; IF([.K8] &gt; [.G8]*[.$L$1];[.G8]*[.$L$1];[.K8]);[.K8]);&quot;&quot;)" office:value-type="currency" office:currency="EUR" office:value="0.00552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100u</text:p>
          </table:table-cell>
          <table:table-cell table:style-name="ce16"/>
          <table:table-cell table:style-name="ce17" office:value-type="string">
            <text:p>C13</text:p>
          </table:table-cell>
          <table:table-cell table:style-name="ce22" office:value-type="float" office:value="1539501">
            <text:p>1539501</text:p>
          </table:table-cell>
          <table:table-cell table:style-name="ce29" office:value-type="float" office:value="0.305">
            <text:p>0,305</text:p>
          </table:table-cell>
          <table:table-cell table:style-name="ce38" table:formula="of:=IF([.E9]=&quot;-&quot;;&quot;&quot;;IF([.A9]=&quot;&quot;;[.F9];[.A9]*[.F9]))" office:value-type="currency" office:currency="GBP" office:value="0.305">
            <text:p>£0,31</text:p>
          </table:table-cell>
          <table:table-cell table:style-name="ce44"/>
          <table:table-cell table:style-name="ce44" office:value-type="string">
            <text:p>EEEFPV101XAP</text:p>
          </table:table-cell>
          <table:table-cell table:style-name="ce29" office:value-type="float" office:value="0.35">
            <text:p>0,350</text:p>
          </table:table-cell>
          <table:table-cell table:style-name="ce53" table:formula="of:=IF([.I9]=&quot;-&quot;;&quot;&quot;;IF([.A9]=&quot;&quot;;[.J9];[.A9]*[.J9]))" office:value-type="currency" office:currency="EUR" office:value="0.35">
            <text:p>0,35 €</text:p>
          </table:table-cell>
          <table:table-cell table:style-name="ce59" table:formula="of:=IF([.A9]&lt;&gt;&quot;&quot;; IF([.E9]&lt;&gt;&quot;-&quot; ; IF([.K9] &gt; [.G9]*[.$L$1];[.G9]*[.$L$1];[.K9]);[.K9]);&quot;&quot;)" office:value-type="currency" office:currency="EUR" office:value="0.35">
            <text:p>0,35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47n</text:p>
          </table:table-cell>
          <table:table-cell table:style-name="ce15"/>
          <table:table-cell table:style-name="ce15" office:value-type="string">
            <text:p>C14</text:p>
          </table:table-cell>
          <table:table-cell table:style-name="ce21" office:value-type="float" office:value="2496983">
            <text:p>2496983</text:p>
          </table:table-cell>
          <table:table-cell table:style-name="ce28" office:value-type="float" office:value="0.0107">
            <text:p>0,011</text:p>
          </table:table-cell>
          <table:table-cell table:style-name="ce37" table:formula="of:=IF([.E10]=&quot;-&quot;;&quot;&quot;;IF([.A10]=&quot;&quot;;[.F10];[.A10]*[.F10]))" office:value-type="currency" office:currency="GBP" office:value="0.0107">
            <text:p>£0,01</text:p>
          </table:table-cell>
          <table:table-cell table:style-name="ce43"/>
          <table:table-cell table:style-name="ce15" office:value-type="string">
            <text:p>CC0805KRX7R9473</text:p>
          </table:table-cell>
          <table:table-cell table:style-name="ce28" office:value-type="float" office:value="0.0082">
            <text:p>0,008</text:p>
          </table:table-cell>
          <table:table-cell table:style-name="ce52" table:formula="of:=IF([.I10]=&quot;-&quot;;&quot;&quot;;IF([.A10]=&quot;&quot;;[.J10];[.A10]*[.J10]))" office:value-type="currency" office:currency="EUR" office:value="0.0082">
            <text:p>0,01 €</text:p>
          </table:table-cell>
          <table:table-cell table:style-name="ce59" table:formula="of:=IF([.A10]&lt;&gt;&quot;&quot;; IF([.E10]&lt;&gt;&quot;-&quot; ; IF([.K10] &gt; [.G10]*[.$L$1];[.G10]*[.$L$1];[.K10]);[.K10]);&quot;&quot;)" office:value-type="currency" office:currency="EUR" office:value="0.0082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6n8</text:p>
          </table:table-cell>
          <table:table-cell table:style-name="ce16" office:value-type="string">
            <text:p>RM10, X1</text:p>
          </table:table-cell>
          <table:table-cell table:style-name="ce17" office:value-type="string">
            <text:p>C2</text:p>
          </table:table-cell>
          <table:table-cell table:style-name="ce22" office:value-type="float" office:value="2478385">
            <text:p>2478385</text:p>
          </table:table-cell>
          <table:table-cell table:style-name="ce29" office:value-type="float" office:value="0.236">
            <text:p>0,236</text:p>
          </table:table-cell>
          <table:table-cell table:style-name="ce38" table:formula="of:=IF([.E11]=&quot;-&quot;;&quot;&quot;;IF([.A11]=&quot;&quot;;[.F11];[.A11]*[.F11]))" office:value-type="currency" office:currency="GBP" office:value="0.236">
            <text:p>£0,24</text:p>
          </table:table-cell>
          <table:table-cell table:style-name="ce44"/>
          <table:table-cell table:style-name="ce44" office:value-type="string">
            <text:p>MKP-Y2-6N8</text:p>
          </table:table-cell>
          <table:table-cell table:style-name="ce29" office:value-type="float" office:value="0.152">
            <text:p>0,152</text:p>
          </table:table-cell>
          <table:table-cell table:style-name="ce53" table:formula="of:=IF([.I11]=&quot;-&quot;;&quot;&quot;;IF([.A11]=&quot;&quot;;[.J11];[.A11]*[.J11]))" office:value-type="currency" office:currency="EUR" office:value="0.152">
            <text:p>0,15 €</text:p>
          </table:table-cell>
          <table:table-cell table:style-name="ce59" table:formula="of:=IF([.A11]&lt;&gt;&quot;&quot;; IF([.E11]&lt;&gt;&quot;-&quot; ; IF([.K11] &gt; [.G11]*[.$L$1];[.G11]*[.$L$1];[.K11]);[.K11]);&quot;&quot;)" office:value-type="currency" office:currency="EUR" office:value="0.152">
            <text:p>0,15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22n</text:p>
          </table:table-cell>
          <table:table-cell table:style-name="ce15"/>
          <table:table-cell table:style-name="ce15" office:value-type="string">
            <text:p>C3, C7</text:p>
          </table:table-cell>
          <table:table-cell table:style-name="ce21" office:value-type="float" office:value="1759252">
            <text:p>1759252</text:p>
          </table:table-cell>
          <table:table-cell table:style-name="ce28" office:value-type="float" office:value="0.012">
            <text:p>0,012</text:p>
          </table:table-cell>
          <table:table-cell table:style-name="ce37" table:formula="of:=IF([.E12]=&quot;-&quot;;&quot;&quot;;IF([.A12]=&quot;&quot;;[.F12];[.A12]*[.F12]))" office:value-type="currency" office:currency="GBP" office:value="0.024">
            <text:p>£0,02</text:p>
          </table:table-cell>
          <table:table-cell table:style-name="ce43"/>
          <table:table-cell table:style-name="ce15" office:value-type="string">
            <text:p>CL21B223KBANNNC </text:p>
          </table:table-cell>
          <table:table-cell table:style-name="ce28" office:value-type="float" office:value="0.00851">
            <text:p>0,009</text:p>
          </table:table-cell>
          <table:table-cell table:style-name="ce52" table:formula="of:=IF([.I12]=&quot;-&quot;;&quot;&quot;;IF([.A12]=&quot;&quot;;[.J12];[.A12]*[.J12]))" office:value-type="currency" office:currency="EUR" office:value="0.01702">
            <text:p>0,02 €</text:p>
          </table:table-cell>
          <table:table-cell table:style-name="ce59" table:formula="of:=IF([.A12]&lt;&gt;&quot;&quot;; IF([.E12]&lt;&gt;&quot;-&quot; ; IF([.K12] &gt; [.G12]*[.$L$1];[.G12]*[.$L$1];[.K12]);[.K12]);&quot;&quot;)" office:value-type="currency" office:currency="EUR" office:value="0.01702">
            <text:p>0,02 €</text:p>
          </table:table-cell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9" office:value-type="string">
            <text:p>4u7</text:p>
          </table:table-cell>
          <table:table-cell table:style-name="ce16" office:value-type="string">
            <text:p>1210</text:p>
          </table:table-cell>
          <table:table-cell table:style-name="ce17" office:value-type="string">
            <text:p>C4, C9, C10</text:p>
          </table:table-cell>
          <table:table-cell table:style-name="ce22" office:value-type="float" office:value="1907365">
            <text:p>1907365</text:p>
          </table:table-cell>
          <table:table-cell table:style-name="ce29" office:value-type="float" office:value="0.267">
            <text:p>0,267</text:p>
          </table:table-cell>
          <table:table-cell table:style-name="ce38" table:formula="of:=IF([.E13]=&quot;-&quot;;&quot;&quot;;IF([.A13]=&quot;&quot;;[.F13];[.A13]*[.F13]))" office:value-type="currency" office:currency="GBP" office:value="0.801">
            <text:p>£0,80</text:p>
          </table:table-cell>
          <table:table-cell table:style-name="ce44"/>
          <table:table-cell table:style-name="ce44" office:value-type="string">
            <text:p>CL32A475KAULNNE </text:p>
          </table:table-cell>
          <table:table-cell table:style-name="ce29" office:value-type="float" office:value="0.12138">
            <text:p>0,121</text:p>
          </table:table-cell>
          <table:table-cell table:style-name="ce53" table:formula="of:=IF([.I13]=&quot;-&quot;;&quot;&quot;;IF([.A13]=&quot;&quot;;[.J13];[.A13]*[.J13]))" office:value-type="currency" office:currency="EUR" office:value="0.36414">
            <text:p>0,36 €</text:p>
          </table:table-cell>
          <table:table-cell table:style-name="ce59" table:formula="of:=IF([.A13]&lt;&gt;&quot;&quot;; IF([.E13]&lt;&gt;&quot;-&quot; ; IF([.K13] &gt; [.G13]*[.$L$1];[.G13]*[.$L$1];[.K13]);[.K13]);&quot;&quot;)" office:value-type="currency" office:currency="EUR" office:value="0.36414">
            <text:p>0,36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1mF/25V</text:p>
          </table:table-cell>
          <table:table-cell table:style-name="ce15"/>
          <table:table-cell table:style-name="ce15" office:value-type="string">
            <text:p>C5</text:p>
          </table:table-cell>
          <table:table-cell table:style-name="ce21" office:value-type="float" office:value="1800654">
            <text:p>1800654</text:p>
          </table:table-cell>
          <table:table-cell table:style-name="ce28" office:value-type="float" office:value="0.368">
            <text:p>0,368</text:p>
          </table:table-cell>
          <table:table-cell table:style-name="ce37" table:formula="of:=IF([.E14]=&quot;-&quot;;&quot;&quot;;IF([.A14]=&quot;&quot;;[.F14];[.A14]*[.F14]))" office:value-type="currency" office:currency="GBP" office:value="0.368">
            <text:p>£0,37</text:p>
          </table:table-cell>
          <table:table-cell table:style-name="ce43"/>
          <table:table-cell table:style-name="ce15" office:value-type="string">
            <text:p>RD1E108M10020BB </text:p>
          </table:table-cell>
          <table:table-cell table:style-name="ce28" office:value-type="float" office:value="0.1678">
            <text:p>0,168</text:p>
          </table:table-cell>
          <table:table-cell table:style-name="ce52" table:formula="of:=IF([.I14]=&quot;-&quot;;&quot;&quot;;IF([.A14]=&quot;&quot;;[.J14];[.A14]*[.J14]))" office:value-type="currency" office:currency="EUR" office:value="0.1678">
            <text:p>0,17 €</text:p>
          </table:table-cell>
          <table:table-cell table:style-name="ce59" table:formula="of:=IF([.A14]&lt;&gt;&quot;&quot;; IF([.E14]&lt;&gt;&quot;-&quot; ; IF([.K14] &gt; [.G14]*[.$L$1];[.G14]*[.$L$1];[.K14]);[.K14]);&quot;&quot;)" office:value-type="currency" office:currency="EUR" office:value="0.1678">
            <text:p>0,17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330p</text:p>
          </table:table-cell>
          <table:table-cell table:style-name="ce16"/>
          <table:table-cell table:style-name="ce17" office:value-type="string">
            <text:p>C6</text:p>
          </table:table-cell>
          <table:table-cell table:style-name="ce22" office:value-type="float" office:value="1414686">
            <text:p>1414686</text:p>
          </table:table-cell>
          <table:table-cell table:style-name="ce29" office:value-type="float" office:value="0.0147">
            <text:p>0,015</text:p>
          </table:table-cell>
          <table:table-cell table:style-name="ce38" table:formula="of:=IF([.E15]=&quot;-&quot;;&quot;&quot;;IF([.A15]=&quot;&quot;;[.F15];[.A15]*[.F15]))" office:value-type="currency" office:currency="GBP" office:value="0.0147">
            <text:p>£0,01</text:p>
          </table:table-cell>
          <table:table-cell table:style-name="ce44"/>
          <table:table-cell table:style-name="ce44" office:value-type="string">
            <text:p>CL21C331JBANNNC</text:p>
          </table:table-cell>
          <table:table-cell table:style-name="ce29" office:value-type="float" office:value="0.0138">
            <text:p>0,014</text:p>
          </table:table-cell>
          <table:table-cell table:style-name="ce53" table:formula="of:=IF([.I15]=&quot;-&quot;;&quot;&quot;;IF([.A15]=&quot;&quot;;[.J15];[.A15]*[.J15]))" office:value-type="currency" office:currency="EUR" office:value="0.0138">
            <text:p>0,01 €</text:p>
          </table:table-cell>
          <table:table-cell table:style-name="ce59" table:formula="of:=IF([.A15]&lt;&gt;&quot;&quot;; IF([.E15]&lt;&gt;&quot;-&quot; ; IF([.K15] &gt; [.G15]*[.$L$1];[.G15]*[.$L$1];[.K15]);[.K15]);&quot;&quot;)" office:value-type="currency" office:currency="EUR" office:value="0.0138">
            <text:p>0,01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100n</text:p>
          </table:table-cell>
          <table:table-cell table:style-name="ce15"/>
          <table:table-cell table:style-name="ce15" office:value-type="string">
            <text:p>C8, C16</text:p>
          </table:table-cell>
          <table:table-cell table:style-name="ce21" office:value-type="float" office:value="1759167">
            <text:p>1759167</text:p>
          </table:table-cell>
          <table:table-cell table:style-name="ce28" office:value-type="float" office:value="0.0065">
            <text:p>0,007</text:p>
          </table:table-cell>
          <table:table-cell table:style-name="ce37" table:formula="of:=IF([.E16]=&quot;-&quot;;&quot;&quot;;IF([.A16]=&quot;&quot;;[.F16];[.A16]*[.F16]))" office:value-type="currency" office:currency="GBP" office:value="0.013">
            <text:p>£0,01</text:p>
          </table:table-cell>
          <table:table-cell table:style-name="ce43"/>
          <table:table-cell table:style-name="ce15" office:value-type="string">
            <text:p>CL21B104KBCNNNC</text:p>
          </table:table-cell>
          <table:table-cell table:style-name="ce28" office:value-type="float" office:value="0.00608">
            <text:p>0,006</text:p>
          </table:table-cell>
          <table:table-cell table:style-name="ce52" table:formula="of:=IF([.I16]=&quot;-&quot;;&quot;&quot;;IF([.A16]=&quot;&quot;;[.J16];[.A16]*[.J16]))" office:value-type="currency" office:currency="EUR" office:value="0.01216">
            <text:p>0,01 €</text:p>
          </table:table-cell>
          <table:table-cell table:style-name="ce59" table:formula="of:=IF([.A16]&lt;&gt;&quot;&quot;; IF([.E16]&lt;&gt;&quot;-&quot; ; IF([.K16] &gt; [.G16]*[.$L$1];[.G16]*[.$L$1];[.K16]);[.K16]);&quot;&quot;)" office:value-type="currency" office:currency="EUR" office:value="0.01216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DFLS1100-7</text:p>
          </table:table-cell>
          <table:table-cell table:style-name="ce16"/>
          <table:table-cell table:style-name="ce17" office:value-type="string">
            <text:p>D1</text:p>
          </table:table-cell>
          <table:table-cell table:style-name="ce22" office:value-type="float" office:value="1713889">
            <text:p>1713889</text:p>
          </table:table-cell>
          <table:table-cell table:style-name="ce29" office:value-type="float" office:value="0.657">
            <text:p>0,657</text:p>
          </table:table-cell>
          <table:table-cell table:style-name="ce38" table:formula="of:=IF([.E17]=&quot;-&quot;;&quot;&quot;;IF([.A17]=&quot;&quot;;[.F17];[.A17]*[.F17]))" office:value-type="currency" office:currency="GBP" office:value="0.657">
            <text:p>£0,66</text:p>
          </table:table-cell>
          <table:table-cell table:style-name="ce44"/>
          <table:table-cell table:style-name="ce3" office:value-type="string">
            <text:p>-</text:p>
          </table:table-cell>
          <table:table-cell table:style-name="ce29"/>
          <table:table-cell table:style-name="ce53" table:formula="of:=IF([.I17]=&quot;-&quot;;&quot;&quot;;IF([.A17]=&quot;&quot;;[.J17];[.A17]*[.J17]))">
            <text:p/>
          </table:table-cell>
          <table:table-cell table:style-name="ce59" table:formula="of:=IF([.A17]&lt;&gt;&quot;&quot;; IF([.E17]&lt;&gt;&quot;-&quot; ; IF([.K17] &gt; [.G17]*[.$L$1];[.G17]*[.$L$1];[.K17]);[.K17]);&quot;&quot;)" office:value-type="currency" office:currency="EUR" office:value="0.83934378">
            <text:p>0,84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SKL16</text:p>
          </table:table-cell>
          <table:table-cell table:style-name="ce15"/>
          <table:table-cell table:style-name="ce15" office:value-type="string">
            <text:p>D2</text:p>
          </table:table-cell>
          <table:table-cell table:style-name="ce21" office:value-type="float" office:value="1299282">
            <text:p>1299282</text:p>
          </table:table-cell>
          <table:table-cell table:style-name="ce28" office:value-type="float" office:value="0.243">
            <text:p>0,243</text:p>
          </table:table-cell>
          <table:table-cell table:style-name="ce37" table:formula="of:=IF([.E18]=&quot;-&quot;;&quot;&quot;;IF([.A18]=&quot;&quot;;[.F18];[.A18]*[.F18]))" office:value-type="currency" office:currency="GBP" office:value="0.243">
            <text:p>£0,24</text:p>
          </table:table-cell>
          <table:table-cell table:style-name="ce43"/>
          <table:table-cell table:style-name="ce15" office:value-type="string">
            <text:p>SKL16 </text:p>
          </table:table-cell>
          <table:table-cell table:style-name="ce28" office:value-type="float" office:value="0.0952">
            <text:p>0,095</text:p>
          </table:table-cell>
          <table:table-cell table:style-name="ce52" table:formula="of:=IF([.I18]=&quot;-&quot;;&quot;&quot;;IF([.A18]=&quot;&quot;;[.J18];[.A18]*[.J18]))" office:value-type="currency" office:currency="EUR" office:value="0.0952">
            <text:p>0,10 €</text:p>
          </table:table-cell>
          <table:table-cell table:style-name="ce59" table:formula="of:=IF([.A18]&lt;&gt;&quot;&quot;; IF([.E18]&lt;&gt;&quot;-&quot; ; IF([.K18] &gt; [.G18]*[.$L$1];[.G18]*[.$L$1];[.K18]);[.K18]);&quot;&quot;)" office:value-type="currency" office:currency="EUR" office:value="0.0952">
            <text:p>0,1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LM25575</text:p>
          </table:table-cell>
          <table:table-cell table:style-name="ce16"/>
          <table:table-cell table:style-name="ce17" office:value-type="string">
            <text:p>IC1</text:p>
          </table:table-cell>
          <table:table-cell table:style-name="ce22" office:value-type="float" office:value="1564783">
            <text:p>1564783</text:p>
          </table:table-cell>
          <table:table-cell table:style-name="ce29" office:value-type="float" office:value="3.22">
            <text:p>3,220</text:p>
          </table:table-cell>
          <table:table-cell table:style-name="ce38" table:formula="of:=IF([.E19]=&quot;-&quot;;&quot;&quot;;IF([.A19]=&quot;&quot;;[.F19];[.A19]*[.F19]))" office:value-type="currency" office:currency="GBP" office:value="3.22">
            <text:p>£3,22</text:p>
          </table:table-cell>
          <table:table-cell table:style-name="ce44"/>
          <table:table-cell table:style-name="ce3" office:value-type="string">
            <text:p>-</text:p>
          </table:table-cell>
          <table:table-cell table:style-name="ce29"/>
          <table:table-cell table:style-name="ce53" table:formula="of:=IF([.I19]=&quot;-&quot;;&quot;&quot;;IF([.A19]=&quot;&quot;;[.J19];[.A19]*[.J19]))">
            <text:p/>
          </table:table-cell>
          <table:table-cell table:style-name="ce59" table:formula="of:=IF([.A19]&lt;&gt;&quot;&quot;; IF([.E19]&lt;&gt;&quot;-&quot; ; IF([.K19] &gt; [.G19]*[.$L$1];[.G19]*[.$L$1];[.K19]);[.K19]);&quot;&quot;)" office:value-type="currency" office:currency="EUR" office:value="4.1136788">
            <text:p>4,11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MC7812</text:p>
          </table:table-cell>
          <table:table-cell table:style-name="ce15"/>
          <table:table-cell table:style-name="ce15" office:value-type="string">
            <text:p>IC2</text:p>
          </table:table-cell>
          <table:table-cell table:style-name="ce21" office:value-type="float" office:value="2102557">
            <text:p>2102557</text:p>
          </table:table-cell>
          <table:table-cell table:style-name="ce31" office:value-type="float" office:value="0.482">
            <text:p>0,482</text:p>
          </table:table-cell>
          <table:table-cell table:style-name="ce40" table:formula="of:=IF([.E20]=&quot;-&quot;;&quot;&quot;;IF([.A20]=&quot;&quot;;[.F20];[.A20]*[.F20]))" office:value-type="currency" office:currency="GBP" office:value="0.482">
            <text:p>£0,48</text:p>
          </table:table-cell>
          <table:table-cell table:style-name="ce18"/>
          <table:table-cell table:style-name="ce21" office:value-type="string">
            <text:p>MC7812BD2TG</text:p>
          </table:table-cell>
          <table:table-cell table:style-name="ce31" office:value-type="float" office:value="0.4537">
            <text:p>0,454</text:p>
          </table:table-cell>
          <table:table-cell table:style-name="ce55" table:formula="of:=IF([.I20]=&quot;-&quot;;&quot;&quot;;IF([.A20]=&quot;&quot;;[.J20];[.A20]*[.J20]))" office:value-type="currency" office:currency="EUR" office:value="0.4537">
            <text:p>0,45 €</text:p>
          </table:table-cell>
          <table:table-cell table:style-name="ce59" table:formula="of:=IF([.A20]&lt;&gt;&quot;&quot;; IF([.E20]&lt;&gt;&quot;-&quot; ; IF([.K20] &gt; [.G20]*[.$L$1];[.G20]*[.$L$1];[.K20]);[.K20]);&quot;&quot;)" office:value-type="currency" office:currency="EUR" office:value="0.4537">
            <text:p>0,45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SK 145/37,5</text:p>
          </table:table-cell>
          <table:table-cell table:style-name="ce16" office:value-type="string">
            <text:p>Heatsink</text:p>
          </table:table-cell>
          <table:table-cell table:style-name="ce17" office:value-type="string">
            <text:p>KK1</text:p>
          </table:table-cell>
          <table:table-cell table:style-name="ce22" office:value-type="float" office:value="4621414">
            <text:p>4621414</text:p>
          </table:table-cell>
          <table:table-cell table:style-name="ce29" office:value-type="float" office:value="1.6">
            <text:p>1,600</text:p>
          </table:table-cell>
          <table:table-cell table:style-name="ce38" table:formula="of:=IF([.E21]=&quot;-&quot;;&quot;&quot;;IF([.A21]=&quot;&quot;;[.F21];[.A21]*[.F21]))" office:value-type="currency" office:currency="GBP" office:value="1.6">
            <text:p>£1,60</text:p>
          </table:table-cell>
          <table:table-cell table:style-name="ce44"/>
          <table:table-cell table:style-name="ce3" office:value-type="string">
            <text:p>-</text:p>
          </table:table-cell>
          <table:table-cell table:style-name="ce29"/>
          <table:table-cell table:style-name="ce53" table:formula="of:=IF([.I21]=&quot;-&quot;;&quot;&quot;;IF([.A21]=&quot;&quot;;[.J21];[.A21]*[.J21]))">
            <text:p/>
          </table:table-cell>
          <table:table-cell table:style-name="ce59" table:formula="of:=IF([.A21]&lt;&gt;&quot;&quot;; IF([.E21]&lt;&gt;&quot;-&quot; ; IF([.K21] &gt; [.G21]*[.$L$1];[.G21]*[.$L$1];[.K21]);[.K21]);&quot;&quot;)" office:value-type="currency" office:currency="EUR" office:value="2.044064">
            <text:p>2,04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2u2</text:p>
          </table:table-cell>
          <table:table-cell table:style-name="ce15" office:value-type="string">
            <text:p>1210</text:p>
          </table:table-cell>
          <table:table-cell table:style-name="ce15" office:value-type="string">
            <text:p>L1</text:p>
          </table:table-cell>
          <table:table-cell table:style-name="ce21" office:value-type="float" office:value="2470305">
            <text:p>2470305</text:p>
          </table:table-cell>
          <table:table-cell table:style-name="ce28" office:value-type="float" office:value="0.128">
            <text:p>0,128</text:p>
          </table:table-cell>
          <table:table-cell table:style-name="ce37" table:formula="of:=IF([.E22]=&quot;-&quot;;&quot;&quot;;IF([.A22]=&quot;&quot;;[.F22];[.A22]*[.F22]))" office:value-type="currency" office:currency="GBP" office:value="0.128">
            <text:p>£0,13</text:p>
          </table:table-cell>
          <table:table-cell table:style-name="ce43"/>
          <table:table-cell table:style-name="ce15" office:value-type="string">
            <text:p>DLJ3015-2.2 </text:p>
          </table:table-cell>
          <table:table-cell table:style-name="ce28" office:value-type="float" office:value="0.2729">
            <text:p>0,273</text:p>
          </table:table-cell>
          <table:table-cell table:style-name="ce52" table:formula="of:=IF([.I22]=&quot;-&quot;;&quot;&quot;;IF([.A22]=&quot;&quot;;[.J22];[.A22]*[.J22]))" office:value-type="currency" office:currency="EUR" office:value="0.2729">
            <text:p>0,27 €</text:p>
          </table:table-cell>
          <table:table-cell table:style-name="ce59" table:formula="of:=IF([.A22]&lt;&gt;&quot;&quot;; IF([.E22]&lt;&gt;&quot;-&quot; ; IF([.K22] &gt; [.G22]*[.$L$1];[.G22]*[.$L$1];[.K22]);[.K22]);&quot;&quot;)" office:value-type="currency" office:currency="EUR" office:value="0.16352512">
            <text:p>0,16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100uH (MSS1260-104K)</text:p>
          </table:table-cell>
          <table:table-cell table:style-name="ce16" office:value-type="string">
            <text:p>Coilcraft</text:p>
          </table:table-cell>
          <table:table-cell table:style-name="ce17" office:value-type="string">
            <text:p>L2</text:p>
          </table:table-cell>
          <table:table-cell table:style-name="ce22" office:value-type="float" office:value="2288307">
            <text:p>2288307</text:p>
          </table:table-cell>
          <table:table-cell table:style-name="ce29" office:value-type="float" office:value="1.04">
            <text:p>1,040</text:p>
          </table:table-cell>
          <table:table-cell table:style-name="ce38" table:formula="of:=IF([.E23]=&quot;-&quot;;&quot;&quot;;IF([.A23]=&quot;&quot;;[.F23];[.A23]*[.F23]))" office:value-type="currency" office:currency="GBP" office:value="1.04">
            <text:p>£1,04</text:p>
          </table:table-cell>
          <table:table-cell table:style-name="ce44"/>
          <table:table-cell table:style-name="ce44" office:value-type="string">
            <text:p>DE1207-100 </text:p>
          </table:table-cell>
          <table:table-cell table:style-name="ce29" office:value-type="float" office:value="0.3036">
            <text:p>0,304</text:p>
          </table:table-cell>
          <table:table-cell table:style-name="ce53" table:formula="of:=IF([.I23]=&quot;-&quot;;&quot;&quot;;IF([.A23]=&quot;&quot;;[.J23];[.A23]*[.J23]))" office:value-type="currency" office:currency="EUR" office:value="0.3036">
            <text:p>0,30 €</text:p>
          </table:table-cell>
          <table:table-cell table:style-name="ce59" table:formula="of:=IF([.A23]&lt;&gt;&quot;&quot;; IF([.E23]&lt;&gt;&quot;-&quot; ; IF([.K23] &gt; [.G23]*[.$L$1];[.G23]*[.$L$1];[.K23]);[.K23]);&quot;&quot;)" office:value-type="currency" office:currency="EUR" office:value="0.3036">
            <text:p>0,3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60R@100MHz</text:p>
          </table:table-cell>
          <table:table-cell table:style-name="ce15" office:value-type="string">
            <text:p>0603, Ferrite bead 60R</text:p>
          </table:table-cell>
          <table:table-cell table:style-name="ce15" office:value-type="string">
            <text:p>L3</text:p>
          </table:table-cell>
          <table:table-cell table:style-name="ce21" office:value-type="string">
            <text:p>1635704</text:p>
          </table:table-cell>
          <table:table-cell table:style-name="ce28" office:value-type="float" office:value="0.0326">
            <text:p>0,033</text:p>
          </table:table-cell>
          <table:table-cell table:style-name="ce37" table:formula="of:=IF([.E24]=&quot;-&quot;;&quot;&quot;;IF([.A24]=&quot;&quot;;[.F24];[.A24]*[.F24]))" office:value-type="currency" office:currency="GBP" office:value="0.0326">
            <text:p>£0,03</text:p>
          </table:table-cell>
          <table:table-cell table:style-name="ce43"/>
          <table:table-cell table:style-name="ce15" office:value-type="string">
            <text:p>LCBA-600</text:p>
          </table:table-cell>
          <table:table-cell table:style-name="ce28" office:value-type="float" office:value="0.0274">
            <text:p>0,027</text:p>
          </table:table-cell>
          <table:table-cell table:style-name="ce52" table:formula="of:=IF([.I24]=&quot;-&quot;;&quot;&quot;;IF([.A24]=&quot;&quot;;[.J24];[.A24]*[.J24]))" office:value-type="currency" office:currency="EUR" office:value="0.0274">
            <text:p>0,03 €</text:p>
          </table:table-cell>
          <table:table-cell table:style-name="ce59" table:formula="of:=IF([.A24]&lt;&gt;&quot;&quot;; IF([.E24]&lt;&gt;&quot;-&quot; ; IF([.K24] &gt; [.G24]*[.$L$1];[.G24]*[.$L$1];[.K24]);[.K24]);&quot;&quot;)" office:value-type="currency" office:currency="EUR" office:value="0.0274">
            <text:p>0,03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470u</text:p>
          </table:table-cell>
          <table:table-cell table:style-name="ce16" office:value-type="string">
            <text:p>7.3 x 7.3 mm</text:p>
          </table:table-cell>
          <table:table-cell table:style-name="ce17" office:value-type="string">
            <text:p>L4</text:p>
          </table:table-cell>
          <table:table-cell table:style-name="ce22" office:value-type="float" office:value="2455059">
            <text:p>2455059</text:p>
          </table:table-cell>
          <table:table-cell table:style-name="ce29" office:value-type="float" office:value="0.871">
            <text:p>0,871</text:p>
          </table:table-cell>
          <table:table-cell table:style-name="ce38" table:formula="of:=IF([.E25]=&quot;-&quot;;&quot;&quot;;IF([.A25]=&quot;&quot;;[.F25];[.A25]*[.F25]))" office:value-type="currency" office:currency="GBP" office:value="0.871">
            <text:p>£0,87</text:p>
          </table:table-cell>
          <table:table-cell table:style-name="ce44"/>
          <table:table-cell table:style-name="ce44" office:value-type="string">
            <text:p>DE0704-470</text:p>
          </table:table-cell>
          <table:table-cell table:style-name="ce29" office:value-type="float" office:value="0.2185">
            <text:p>0,219</text:p>
          </table:table-cell>
          <table:table-cell table:style-name="ce53" table:formula="of:=IF([.I25]=&quot;-&quot;;&quot;&quot;;IF([.A25]=&quot;&quot;;[.J25];[.A25]*[.J25]))" office:value-type="currency" office:currency="EUR" office:value="0.2185">
            <text:p>0,22 €</text:p>
          </table:table-cell>
          <table:table-cell table:style-name="ce59" table:formula="of:=IF([.A25]&lt;&gt;&quot;&quot;; IF([.E25]&lt;&gt;&quot;-&quot; ; IF([.K25] &gt; [.G25]*[.$L$1];[.G25]*[.$L$1];[.K25]);[.K25]);&quot;&quot;)" office:value-type="currency" office:currency="EUR" office:value="0.2185">
            <text:p>0,22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MOC3052</text:p>
          </table:table-cell>
          <table:table-cell table:style-name="ce15" office:value-type="string">
            <text:p>600V/10mA</text:p>
          </table:table-cell>
          <table:table-cell table:style-name="ce15" office:value-type="string">
            <text:p>OK1</text:p>
          </table:table-cell>
          <table:table-cell table:style-name="ce21" office:value-type="float" office:value="2453236">
            <text:p>2453236</text:p>
          </table:table-cell>
          <table:table-cell table:style-name="ce28" office:value-type="float" office:value="0.81">
            <text:p>0,810</text:p>
          </table:table-cell>
          <table:table-cell table:style-name="ce37" table:formula="of:=IF([.E26]=&quot;-&quot;;&quot;&quot;;IF([.A26]=&quot;&quot;;[.F26];[.A26]*[.F26]))" office:value-type="currency" office:currency="GBP" office:value="0.81">
            <text:p>£0,81</text:p>
          </table:table-cell>
          <table:table-cell table:style-name="ce43"/>
          <table:table-cell table:style-name="ce15" office:value-type="string">
            <text:p>MOC3052SR2VM </text:p>
          </table:table-cell>
          <table:table-cell table:style-name="ce28" office:value-type="float" office:value="0.38">
            <text:p>0,380</text:p>
          </table:table-cell>
          <table:table-cell table:style-name="ce52" table:formula="of:=IF([.I26]=&quot;-&quot;;&quot;&quot;;IF([.A26]=&quot;&quot;;[.J26];[.A26]*[.J26]))" office:value-type="currency" office:currency="EUR" office:value="0.38">
            <text:p>0,38 €</text:p>
          </table:table-cell>
          <table:table-cell table:style-name="ce59" table:formula="of:=IF([.A26]&lt;&gt;&quot;&quot;; IF([.E26]&lt;&gt;&quot;-&quot; ; IF([.K26] &gt; [.G26]*[.$L$1];[.G26]*[.$L$1];[.K26]);[.K26]);&quot;&quot;)" office:value-type="currency" office:currency="EUR" office:value="0.38">
            <text:p>0,38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MOC3062</text:p>
          </table:table-cell>
          <table:table-cell table:style-name="ce16" office:value-type="string">
            <text:p>600V/10mA, ZCD</text:p>
          </table:table-cell>
          <table:table-cell table:style-name="ce17" office:value-type="string">
            <text:p>OK2</text:p>
          </table:table-cell>
          <table:table-cell table:style-name="ce22" office:value-type="float" office:value="2322554">
            <text:p>2322554</text:p>
          </table:table-cell>
          <table:table-cell table:style-name="ce29" office:value-type="float" office:value="0.478">
            <text:p>0,478</text:p>
          </table:table-cell>
          <table:table-cell table:style-name="ce38" table:formula="of:=IF([.E27]=&quot;-&quot;;&quot;&quot;;IF([.A26]=&quot;&quot;;[.F27];[.A26]*[.F27]))" office:value-type="currency" office:currency="GBP" office:value="0.478">
            <text:p>£0,48</text:p>
          </table:table-cell>
          <table:table-cell table:style-name="ce44"/>
          <table:table-cell table:style-name="ce44" office:value-type="string">
            <text:p>MOC3062-SMD-I </text:p>
          </table:table-cell>
          <table:table-cell table:style-name="ce29" office:value-type="float" office:value="0.4">
            <text:p>0,400</text:p>
          </table:table-cell>
          <table:table-cell table:style-name="ce53" table:formula="of:=IF([.I27]=&quot;-&quot;;&quot;&quot;;IF([.A27]=&quot;&quot;;[.J27];[.A27]*[.J27]))" office:value-type="currency" office:currency="EUR" office:value="0.4">
            <text:p>0,40 €</text:p>
          </table:table-cell>
          <table:table-cell table:style-name="ce59" table:formula="of:=IF([.A27]&lt;&gt;&quot;&quot;; IF([.E27]&lt;&gt;&quot;-&quot; ; IF([.K27] &gt; [.G27]*[.$L$1];[.G27]*[.$L$1];[.K27]);[.K27]);&quot;&quot;)" office:value-type="currency" office:currency="EUR" office:value="0.4">
            <text:p>0,40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BTA26-600</text:p>
          </table:table-cell>
          <table:table-cell table:style-name="ce15"/>
          <table:table-cell table:style-name="ce15" office:value-type="string">
            <text:p>Q1, Q2</text:p>
          </table:table-cell>
          <table:table-cell table:style-name="ce21" office:value-type="float" office:value="1057286">
            <text:p>1057286</text:p>
          </table:table-cell>
          <table:table-cell table:style-name="ce28" office:value-type="float" office:value="2.25">
            <text:p>2,250</text:p>
          </table:table-cell>
          <table:table-cell table:style-name="ce37" table:formula="of:=IF([.E28]=&quot;-&quot;;&quot;&quot;;IF([.A28]=&quot;&quot;;[.F28];[.A28]*[.F28]))" office:value-type="currency" office:currency="GBP" office:value="4.5">
            <text:p>£4,50</text:p>
          </table:table-cell>
          <table:table-cell table:style-name="ce43"/>
          <table:table-cell table:style-name="ce15" office:value-type="string">
            <text:p>BTA26-600BRG</text:p>
          </table:table-cell>
          <table:table-cell table:style-name="ce28" office:value-type="float" office:value="2.06">
            <text:p>2,060</text:p>
          </table:table-cell>
          <table:table-cell table:style-name="ce52" table:formula="of:=IF([.I28]=&quot;-&quot;;&quot;&quot;;IF([.A28]=&quot;&quot;;[.J28];[.A28]*[.J28]))" office:value-type="currency" office:currency="EUR" office:value="4.12">
            <text:p>4,12 €</text:p>
          </table:table-cell>
          <table:table-cell table:style-name="ce59" table:formula="of:=IF([.A28]&lt;&gt;&quot;&quot;; IF([.E28]&lt;&gt;&quot;-&quot; ; IF([.K28] &gt; [.G28]*[.$L$1];[.G28]*[.$L$1];[.K28]);[.K28]);&quot;&quot;)" office:value-type="currency" office:currency="EUR" office:value="4.12">
            <text:p>4,12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IRLL014N</text:p>
          </table:table-cell>
          <table:table-cell table:style-name="ce16"/>
          <table:table-cell table:style-name="ce17" office:value-type="string">
            <text:p>Q3</text:p>
          </table:table-cell>
          <table:table-cell table:style-name="ce22" office:value-type="float" office:value="8651183">
            <text:p>8651183</text:p>
          </table:table-cell>
          <table:table-cell table:style-name="ce29" office:value-type="float" office:value="0.504">
            <text:p>0,504</text:p>
          </table:table-cell>
          <table:table-cell table:style-name="ce38" table:formula="of:=IF([.E29]=&quot;-&quot;;&quot;&quot;;IF([.A29]=&quot;&quot;;[.F29];[.A29]*[.F29]))" office:value-type="currency" office:currency="GBP" office:value="0.504">
            <text:p>£0,50</text:p>
          </table:table-cell>
          <table:table-cell table:style-name="ce44"/>
          <table:table-cell table:style-name="ce44" office:value-type="string">
            <text:p>IRLL014NPBF</text:p>
          </table:table-cell>
          <table:table-cell table:style-name="ce29" office:value-type="float" office:value="0.1983">
            <text:p>0,198</text:p>
          </table:table-cell>
          <table:table-cell table:style-name="ce53" table:formula="of:=IF([.I29]=&quot;-&quot;;&quot;&quot;;IF([.A29]=&quot;&quot;;[.J29];[.A29]*[.J29]))" office:value-type="currency" office:currency="EUR" office:value="0.1983">
            <text:p>0,20 €</text:p>
          </table:table-cell>
          <table:table-cell table:style-name="ce59" table:formula="of:=IF([.A29]&lt;&gt;&quot;&quot;; IF([.E29]&lt;&gt;&quot;-&quot; ; IF([.K29] &gt; [.G29]*[.$L$1];[.G29]*[.$L$1];[.K29]);[.K29]);&quot;&quot;)" office:value-type="currency" office:currency="EUR" office:value="0.1983">
            <text:p>0,2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150R/2W</text:p>
          </table:table-cell>
          <table:table-cell table:style-name="ce15" office:value-type="string">
            <text:p>2512</text:p>
          </table:table-cell>
          <table:table-cell table:style-name="ce15" office:value-type="string">
            <text:p>R1</text:p>
          </table:table-cell>
          <table:table-cell table:style-name="ce21" office:value-type="float" office:value="2117481">
            <text:p>2117481</text:p>
          </table:table-cell>
          <table:table-cell table:style-name="ce28" office:value-type="float" office:value="0.317">
            <text:p>0,317</text:p>
          </table:table-cell>
          <table:table-cell table:style-name="ce37" table:formula="of:=IF([.E30]=&quot;-&quot;;&quot;&quot;;IF([.A30]=&quot;&quot;;[.F30];[.A30]*[.F30]))" office:value-type="currency" office:currency="GBP" office:value="0.317">
            <text:p>£0,32</text:p>
          </table:table-cell>
          <table:table-cell table:style-name="ce43"/>
          <table:table-cell table:style-name="ce15" office:value-type="string">
            <text:p>WF25P-150R-5%</text:p>
          </table:table-cell>
          <table:table-cell table:style-name="ce28" office:value-type="float" office:value="0.0419">
            <text:p>0,042</text:p>
          </table:table-cell>
          <table:table-cell table:style-name="ce52" table:formula="of:=IF([.I30]=&quot;-&quot;;&quot;&quot;;IF([.A30]=&quot;&quot;;[.J30];[.A30]*[.J30]))" office:value-type="currency" office:currency="EUR" office:value="0.0419">
            <text:p>0,04 €</text:p>
          </table:table-cell>
          <table:table-cell table:style-name="ce59" table:formula="of:=IF([.A30]&lt;&gt;&quot;&quot;; IF([.E30]&lt;&gt;&quot;-&quot; ; IF([.K30] &gt; [.G30]*[.$L$1];[.G30]*[.$L$1];[.K30]);[.K30]);&quot;&quot;)" office:value-type="currency" office:currency="EUR" office:value="0.0419">
            <text:p>0,04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5K6 1%</text:p>
          </table:table-cell>
          <table:table-cell table:style-name="ce16"/>
          <table:table-cell table:style-name="ce17" office:value-type="string">
            <text:p>R10</text:p>
          </table:table-cell>
          <table:table-cell table:style-name="ce22" office:value-type="float" office:value="2447693">
            <text:p>2447693</text:p>
          </table:table-cell>
          <table:table-cell table:style-name="ce29" office:value-type="float" office:value="0.0016">
            <text:p>0,002</text:p>
          </table:table-cell>
          <table:table-cell table:style-name="ce38" table:formula="of:=IF([.E31]=&quot;-&quot;;&quot;&quot;;IF([.A31]=&quot;&quot;;[.F31];[.A31]*[.F31]))" office:value-type="currency" office:currency="GBP" office:value="0.0016">
            <text:p>£0,00</text:p>
          </table:table-cell>
          <table:table-cell table:style-name="ce44"/>
          <table:table-cell table:style-name="ce44" office:value-type="string">
            <text:p>SMD0805-5K6-1% </text:p>
          </table:table-cell>
          <table:table-cell table:style-name="ce29" office:value-type="float" office:value="0.00828">
            <text:p>0,008</text:p>
          </table:table-cell>
          <table:table-cell table:style-name="ce53" table:formula="of:=IF([.I31]=&quot;-&quot;;&quot;&quot;;IF([.A31]=&quot;&quot;;[.J31];[.A31]*[.J31]))" office:value-type="currency" office:currency="EUR" office:value="0.00828">
            <text:p>0,01 €</text:p>
          </table:table-cell>
          <table:table-cell table:style-name="ce59" table:formula="of:=IF([.A31]&lt;&gt;&quot;&quot;; IF([.E31]&lt;&gt;&quot;-&quot; ; IF([.K31] &gt; [.G31]*[.$L$1];[.G31]*[.$L$1];[.K31]);[.K31]);&quot;&quot;)" office:value-type="currency" office:currency="EUR" office:value="0.002044064">
            <text:p>0,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30K</text:p>
          </table:table-cell>
          <table:table-cell table:style-name="ce15"/>
          <table:table-cell table:style-name="ce15" office:value-type="string">
            <text:p>R11</text:p>
          </table:table-cell>
          <table:table-cell table:style-name="ce21" office:value-type="float" office:value="9334327">
            <text:p>9334327</text:p>
          </table:table-cell>
          <table:table-cell table:style-name="ce28" office:value-type="float" office:value="0.0093">
            <text:p>0,009</text:p>
          </table:table-cell>
          <table:table-cell table:style-name="ce37" table:formula="of:=IF([.E32]=&quot;-&quot;;&quot;&quot;;IF([.A32]=&quot;&quot;;[.F32];[.A32]*[.F32]))" office:value-type="currency" office:currency="GBP" office:value="0.0093">
            <text:p>£0,01</text:p>
          </table:table-cell>
          <table:table-cell table:style-name="ce43"/>
          <table:table-cell table:style-name="ce15" office:value-type="string">
            <text:p>SMD0805-30K-1%</text:p>
          </table:table-cell>
          <table:table-cell table:style-name="ce28" office:value-type="float" office:value="0.00828">
            <text:p>0,008</text:p>
          </table:table-cell>
          <table:table-cell table:style-name="ce52" table:formula="of:=IF([.I32]=&quot;-&quot;;&quot;&quot;;IF([.A32]=&quot;&quot;;[.J32];[.A32]*[.J32]))" office:value-type="currency" office:currency="EUR" office:value="0.00828">
            <text:p>0,01 €</text:p>
          </table:table-cell>
          <table:table-cell table:style-name="ce59" table:formula="of:=IF([.A32]&lt;&gt;&quot;&quot;; IF([.E32]&lt;&gt;&quot;-&quot; ; IF([.K32] &gt; [.G32]*[.$L$1];[.G32]*[.$L$1];[.K32]);[.K32]);&quot;&quot;)" office:value-type="currency" office:currency="EUR" office:value="0.00828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20K</text:p>
          </table:table-cell>
          <table:table-cell table:style-name="ce16"/>
          <table:table-cell table:style-name="ce17" office:value-type="string">
            <text:p>R12</text:p>
          </table:table-cell>
          <table:table-cell table:style-name="ce22" office:value-type="float" office:value="2447603">
            <text:p>2447603</text:p>
          </table:table-cell>
          <table:table-cell table:style-name="ce29" office:value-type="float" office:value="0.0015">
            <text:p>0,002</text:p>
          </table:table-cell>
          <table:table-cell table:style-name="ce38" table:formula="of:=IF([.E33]=&quot;-&quot;;&quot;&quot;;IF([.A33]=&quot;&quot;;[.F33];[.A33]*[.F33]))" office:value-type="currency" office:currency="GBP" office:value="0.0015">
            <text:p>£0,00</text:p>
          </table:table-cell>
          <table:table-cell table:style-name="ce44"/>
          <table:table-cell table:style-name="ce44" office:value-type="string">
            <text:p>SMD0805-20K-1%</text:p>
          </table:table-cell>
          <table:table-cell table:style-name="ce29" office:value-type="float" office:value="0.00821">
            <text:p>0,008</text:p>
          </table:table-cell>
          <table:table-cell table:style-name="ce53" table:formula="of:=IF([.I33]=&quot;-&quot;;&quot;&quot;;IF([.A33]=&quot;&quot;;[.J33];[.A33]*[.J33]))" office:value-type="currency" office:currency="EUR" office:value="0.00821">
            <text:p>0,01 €</text:p>
          </table:table-cell>
          <table:table-cell table:style-name="ce59" table:formula="of:=IF([.A33]&lt;&gt;&quot;&quot;; IF([.E33]&lt;&gt;&quot;-&quot; ; IF([.K33] &gt; [.G33]*[.$L$1];[.G33]*[.$L$1];[.K33]);[.K33]);&quot;&quot;)" office:value-type="currency" office:currency="EUR" office:value="0.00191631">
            <text:p>0,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1K8 1%</text:p>
          </table:table-cell>
          <table:table-cell table:style-name="ce15"/>
          <table:table-cell table:style-name="ce15" office:value-type="string">
            <text:p>R13</text:p>
          </table:table-cell>
          <table:table-cell table:style-name="ce21" office:value-type="float" office:value="2447595">
            <text:p>2447595</text:p>
          </table:table-cell>
          <table:table-cell table:style-name="ce28" office:value-type="float" office:value="0.0016">
            <text:p>0,002</text:p>
          </table:table-cell>
          <table:table-cell table:style-name="ce37" table:formula="of:=IF([.E34]=&quot;-&quot;;&quot;&quot;;IF([.A34]=&quot;&quot;;[.F34];[.A34]*[.F34]))" office:value-type="currency" office:currency="GBP" office:value="0.0016">
            <text:p>£0,00</text:p>
          </table:table-cell>
          <table:table-cell table:style-name="ce43"/>
          <table:table-cell table:style-name="ce15" office:value-type="string">
            <text:p>SMD0805-1K8-1% </text:p>
          </table:table-cell>
          <table:table-cell table:style-name="ce28" office:value-type="float" office:value="0.00828">
            <text:p>0,008</text:p>
          </table:table-cell>
          <table:table-cell table:style-name="ce52" table:formula="of:=IF([.I34]=&quot;-&quot;;&quot;&quot;;IF([.A34]=&quot;&quot;;[.J34];[.A34]*[.J34]))" office:value-type="currency" office:currency="EUR" office:value="0.00828">
            <text:p>0,01 €</text:p>
          </table:table-cell>
          <table:table-cell table:style-name="ce59" table:formula="of:=IF([.A34]&lt;&gt;&quot;&quot;; IF([.E34]&lt;&gt;&quot;-&quot; ; IF([.K34] &gt; [.G34]*[.$L$1];[.G34]*[.$L$1];[.K34]);[.K34]);&quot;&quot;)" office:value-type="currency" office:currency="EUR" office:value="0.002044064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100R</text:p>
          </table:table-cell>
          <table:table-cell table:style-name="ce16"/>
          <table:table-cell table:style-name="ce17" office:value-type="string">
            <text:p>R14</text:p>
          </table:table-cell>
          <table:table-cell table:style-name="ce22" office:value-type="string">
            <text:p>1099793</text:p>
          </table:table-cell>
          <table:table-cell table:style-name="ce29" office:value-type="float" office:value="0.024">
            <text:p>0,024</text:p>
          </table:table-cell>
          <table:table-cell table:style-name="ce38" table:formula="of:=IF([.E35]=&quot;-&quot;;&quot;&quot;;IF([.A35]=&quot;&quot;;[.F35];[.A35]*[.F35]))" office:value-type="currency" office:currency="GBP" office:value="0.024">
            <text:p>£0,02</text:p>
          </table:table-cell>
          <table:table-cell table:style-name="ce44"/>
          <table:table-cell table:style-name="ce44" office:value-type="string">
            <text:p>RC0805FR-07100R </text:p>
          </table:table-cell>
          <table:table-cell table:style-name="ce29" office:value-type="float" office:value="0.00701">
            <text:p>0,007</text:p>
          </table:table-cell>
          <table:table-cell table:style-name="ce53" table:formula="of:=IF([.I35]=&quot;-&quot;;&quot;&quot;;IF([.A35]=&quot;&quot;;[.J35];[.A35]*[.J35]))" office:value-type="currency" office:currency="EUR" office:value="0.00701">
            <text:p>0,01 €</text:p>
          </table:table-cell>
          <table:table-cell table:style-name="ce59" table:formula="of:=IF([.A35]&lt;&gt;&quot;&quot;; IF([.E35]&lt;&gt;&quot;-&quot; ; IF([.K35] &gt; [.G35]*[.$L$1];[.G35]*[.$L$1];[.K35]);[.K35]);&quot;&quot;)" office:value-type="currency" office:currency="EUR" office:value="0.00701">
            <text:p>0,01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47K</text:p>
          </table:table-cell>
          <table:table-cell table:style-name="ce15"/>
          <table:table-cell table:style-name="ce15" office:value-type="string">
            <text:p>R15</text:p>
          </table:table-cell>
          <table:table-cell table:style-name="ce21" office:value-type="string">
            <text:p>2447664</text:p>
          </table:table-cell>
          <table:table-cell table:style-name="ce28" office:value-type="float" office:value="0.002">
            <text:p>0,002</text:p>
          </table:table-cell>
          <table:table-cell table:style-name="ce37" table:formula="of:=IF([.E36]=&quot;-&quot;;&quot;&quot;;IF([.A36]=&quot;&quot;;[.F36];[.A36]*[.F36]))" office:value-type="currency" office:currency="GBP" office:value="0.002">
            <text:p>£0,00</text:p>
          </table:table-cell>
          <table:table-cell table:style-name="ce43"/>
          <table:table-cell table:style-name="ce15" office:value-type="string">
            <text:p>RC0805FR-0747K </text:p>
          </table:table-cell>
          <table:table-cell table:style-name="ce28" office:value-type="float" office:value="0.00696">
            <text:p>0,007</text:p>
          </table:table-cell>
          <table:table-cell table:style-name="ce52" table:formula="of:=IF([.I36]=&quot;-&quot;;&quot;&quot;;IF([.A36]=&quot;&quot;;[.J36];[.A36]*[.J36]))" office:value-type="currency" office:currency="EUR" office:value="0.00696">
            <text:p>0,01 €</text:p>
          </table:table-cell>
          <table:table-cell table:style-name="ce59" table:formula="of:=IF([.A36]&lt;&gt;&quot;&quot;; IF([.E36]&lt;&gt;&quot;-&quot; ; IF([.K36] &gt; [.G36]*[.$L$1];[.G36]*[.$L$1];[.K36]);[.K36]);&quot;&quot;)" office:value-type="currency" office:currency="EUR" office:value="0.00255508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1K</text:p>
          </table:table-cell>
          <table:table-cell table:style-name="ce16"/>
          <table:table-cell table:style-name="ce17" office:value-type="string">
            <text:p>R16</text:p>
          </table:table-cell>
          <table:table-cell table:style-name="ce22" office:value-type="string">
            <text:p>1099800</text:p>
          </table:table-cell>
          <table:table-cell table:style-name="ce29" office:value-type="float" office:value="0.024">
            <text:p>0,024</text:p>
          </table:table-cell>
          <table:table-cell table:style-name="ce38" table:formula="of:=IF([.E37]=&quot;-&quot;;&quot;&quot;;IF([.A37]=&quot;&quot;;[.F37];[.A37]*[.F37]))" office:value-type="currency" office:currency="GBP" office:value="0.024">
            <text:p>£0,02</text:p>
          </table:table-cell>
          <table:table-cell table:style-name="ce44"/>
          <table:table-cell table:style-name="ce44" office:value-type="string">
            <text:p>RC0805FR-071K </text:p>
          </table:table-cell>
          <table:table-cell table:style-name="ce29" office:value-type="float" office:value="0.00701">
            <text:p>0,007</text:p>
          </table:table-cell>
          <table:table-cell table:style-name="ce53" table:formula="of:=IF([.I37]=&quot;-&quot;;&quot;&quot;;IF([.A37]=&quot;&quot;;[.J37];[.A37]*[.J37]))" office:value-type="currency" office:currency="EUR" office:value="0.00701">
            <text:p>0,01 €</text:p>
          </table:table-cell>
          <table:table-cell table:style-name="ce59" table:formula="of:=IF([.A37]&lt;&gt;&quot;&quot;; IF([.E37]&lt;&gt;&quot;-&quot; ; IF([.K37] &gt; [.G37]*[.$L$1];[.G37]*[.$L$1];[.K37]);[.K37]);&quot;&quot;)" office:value-type="currency" office:currency="EUR" office:value="0.00701">
            <text:p>0,01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5K6</text:p>
          </table:table-cell>
          <table:table-cell table:style-name="ce15"/>
          <table:table-cell table:style-name="ce15" office:value-type="string">
            <text:p>R17</text:p>
          </table:table-cell>
          <table:table-cell table:style-name="ce21" office:value-type="string">
            <text:p>2447693</text:p>
          </table:table-cell>
          <table:table-cell table:style-name="ce28" office:value-type="float" office:value="0.002">
            <text:p>0,002</text:p>
          </table:table-cell>
          <table:table-cell table:style-name="ce37" table:formula="of:=IF([.E38]=&quot;-&quot;;&quot;&quot;;IF([.A38]=&quot;&quot;;[.F38];[.A38]*[.F38]))" office:value-type="currency" office:currency="GBP" office:value="0.002">
            <text:p>£0,00</text:p>
          </table:table-cell>
          <table:table-cell table:style-name="ce43"/>
          <table:table-cell table:style-name="ce15" office:value-type="string">
            <text:p>RC0805FR-075K6 </text:p>
          </table:table-cell>
          <table:table-cell table:style-name="ce28" office:value-type="float" office:value="0.0069">
            <text:p>0,007</text:p>
          </table:table-cell>
          <table:table-cell table:style-name="ce52" table:formula="of:=IF([.I38]=&quot;-&quot;;&quot;&quot;;IF([.A38]=&quot;&quot;;[.J38];[.A38]*[.J38]))" office:value-type="currency" office:currency="EUR" office:value="0.0069">
            <text:p>0,01 €</text:p>
          </table:table-cell>
          <table:table-cell table:style-name="ce59" table:formula="of:=IF([.A38]&lt;&gt;&quot;&quot;; IF([.E38]&lt;&gt;&quot;-&quot; ; IF([.K38] &gt; [.G38]*[.$L$1];[.G38]*[.$L$1];[.K38]);[.K38]);&quot;&quot;)" office:value-type="currency" office:currency="EUR" office:value="0.00255508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10K</text:p>
          </table:table-cell>
          <table:table-cell table:style-name="ce16"/>
          <table:table-cell table:style-name="ce17" office:value-type="string">
            <text:p>R18</text:p>
          </table:table-cell>
          <table:table-cell table:style-name="ce22" office:value-type="string">
            <text:p>9237755</text:p>
          </table:table-cell>
          <table:table-cell table:style-name="ce29" office:value-type="float" office:value="0.009">
            <text:p>0,009</text:p>
          </table:table-cell>
          <table:table-cell table:style-name="ce38" table:formula="of:=IF([.E39]=&quot;-&quot;;&quot;&quot;;IF([.A39]=&quot;&quot;;[.F39];[.A39]*[.F39]))" office:value-type="currency" office:currency="GBP" office:value="0.009">
            <text:p>£0,01</text:p>
          </table:table-cell>
          <table:table-cell table:style-name="ce44"/>
          <table:table-cell table:style-name="ce44" office:value-type="string">
            <text:p>RC0805FR-0710K </text:p>
          </table:table-cell>
          <table:table-cell table:style-name="ce29" office:value-type="float" office:value="0.00603">
            <text:p>0,006</text:p>
          </table:table-cell>
          <table:table-cell table:style-name="ce53" table:formula="of:=IF([.I39]=&quot;-&quot;;&quot;&quot;;IF([.A39]=&quot;&quot;;[.J39];[.A39]*[.J39]))" office:value-type="currency" office:currency="EUR" office:value="0.00603">
            <text:p>0,01 €</text:p>
          </table:table-cell>
          <table:table-cell table:style-name="ce59" table:formula="of:=IF([.A39]&lt;&gt;&quot;&quot;; IF([.E39]&lt;&gt;&quot;-&quot; ; IF([.K39] &gt; [.G39]*[.$L$1];[.G39]*[.$L$1];[.K39]);[.K39]);&quot;&quot;)" office:value-type="currency" office:currency="EUR" office:value="0.00603">
            <text:p>0,01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0R</text:p>
          </table:table-cell>
          <table:table-cell table:style-name="ce15"/>
          <table:table-cell table:style-name="ce15" office:value-type="string">
            <text:p>R19</text:p>
          </table:table-cell>
          <table:table-cell table:style-name="ce21" office:value-type="string">
            <text:p>9233750</text:p>
          </table:table-cell>
          <table:table-cell table:style-name="ce28" office:value-type="float" office:value="0.01">
            <text:p>0,010</text:p>
          </table:table-cell>
          <table:table-cell table:style-name="ce37" table:formula="of:=IF([.E40]=&quot;-&quot;;&quot;&quot;;IF([.A40]=&quot;&quot;;[.F40];[.A40]*[.F40]))" office:value-type="currency" office:currency="GBP" office:value="0.01">
            <text:p>£0,01</text:p>
          </table:table-cell>
          <table:table-cell table:style-name="ce43"/>
          <table:table-cell table:style-name="ce15" office:value-type="string">
            <text:p>SMD0805-0R </text:p>
          </table:table-cell>
          <table:table-cell table:style-name="ce28" office:value-type="float" office:value="0.0593">
            <text:p>0,059</text:p>
          </table:table-cell>
          <table:table-cell table:style-name="ce52" table:formula="of:=IF([.I40]=&quot;-&quot;;&quot;&quot;;IF([.A40]=&quot;&quot;;[.J40];[.A40]*[.J40]))" office:value-type="currency" office:currency="EUR" office:value="0.0593">
            <text:p>0,06 €</text:p>
          </table:table-cell>
          <table:table-cell table:style-name="ce59" table:formula="of:=IF([.A40]&lt;&gt;&quot;&quot;; IF([.E40]&lt;&gt;&quot;-&quot; ; IF([.K40] &gt; [.G40]*[.$L$1];[.G40]*[.$L$1];[.K40]);[.K40]);&quot;&quot;)" office:value-type="currency" office:currency="EUR" office:value="0.0127754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15-22R/7-10W</text:p>
          </table:table-cell>
          <table:table-cell table:style-name="ce16"/>
          <table:table-cell table:style-name="ce17" office:value-type="string">
            <text:p>R2</text:p>
          </table:table-cell>
          <table:table-cell table:style-name="ce22" office:value-type="float" office:value="1687978">
            <text:p>1687978</text:p>
          </table:table-cell>
          <table:table-cell table:style-name="ce29" office:value-type="float" office:value="0.327">
            <text:p>0,327</text:p>
          </table:table-cell>
          <table:table-cell table:style-name="ce38" table:formula="of:=IF([.E41]=&quot;-&quot;;&quot;&quot;;IF([.A41]=&quot;&quot;;[.F41];[.A41]*[.F41]))" office:value-type="currency" office:currency="GBP" office:value="0.327">
            <text:p>£0,33</text:p>
          </table:table-cell>
          <table:table-cell table:style-name="ce44"/>
          <table:table-cell table:style-name="ce44" office:value-type="string">
            <text:p>CRL7W-22R </text:p>
          </table:table-cell>
          <table:table-cell table:style-name="ce29" office:value-type="float" office:value="0.10924">
            <text:p>0,109</text:p>
          </table:table-cell>
          <table:table-cell table:style-name="ce53" table:formula="of:=IF([.I41]=&quot;-&quot;;&quot;&quot;;IF([.A41]=&quot;&quot;;[.J41];[.A41]*[.J41]))" office:value-type="currency" office:currency="EUR" office:value="0.10924">
            <text:p>0,11 €</text:p>
          </table:table-cell>
          <table:table-cell table:style-name="ce59" table:formula="of:=IF([.A41]&lt;&gt;&quot;&quot;; IF([.E41]&lt;&gt;&quot;-&quot; ; IF([.K41] &gt; [.G41]*[.$L$1];[.G41]*[.$L$1];[.K41]);[.K41]);&quot;&quot;)" office:value-type="currency" office:currency="EUR" office:value="0.10924">
            <text:p>0,11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330R/2W</text:p>
          </table:table-cell>
          <table:table-cell table:style-name="ce15" office:value-type="string">
            <text:p>2512</text:p>
          </table:table-cell>
          <table:table-cell table:style-name="ce15" office:value-type="string">
            <text:p>R3, R5</text:p>
          </table:table-cell>
          <table:table-cell table:style-name="ce21" office:value-type="float" office:value="2426593">
            <text:p>2426593</text:p>
          </table:table-cell>
          <table:table-cell table:style-name="ce28" office:value-type="float" office:value="0.0658">
            <text:p>0,066</text:p>
          </table:table-cell>
          <table:table-cell table:style-name="ce37" table:formula="of:=IF([.E42]=&quot;-&quot;;&quot;&quot;;IF([.A42]=&quot;&quot;;[.F42];[.A42]*[.F42]))" office:value-type="currency" office:currency="GBP" office:value="0.1316">
            <text:p>£0,13</text:p>
          </table:table-cell>
          <table:table-cell table:style-name="ce43"/>
          <table:table-cell table:style-name="ce15" office:value-type="string">
            <text:p>WF25P-330R-5% </text:p>
          </table:table-cell>
          <table:table-cell table:style-name="ce28" office:value-type="float" office:value="0.0419">
            <text:p>0,042</text:p>
          </table:table-cell>
          <table:table-cell table:style-name="ce52" table:formula="of:=IF([.I42]=&quot;-&quot;;&quot;&quot;;IF([.A42]=&quot;&quot;;[.J42];[.A42]*[.J42]))" office:value-type="currency" office:currency="EUR" office:value="0.0838">
            <text:p>0,08 €</text:p>
          </table:table-cell>
          <table:table-cell table:style-name="ce59" table:formula="of:=IF([.A42]&lt;&gt;&quot;&quot;; IF([.E42]&lt;&gt;&quot;-&quot; ; IF([.K42] &gt; [.G42]*[.$L$1];[.G42]*[.$L$1];[.K42]);[.K42]);&quot;&quot;)" office:value-type="currency" office:currency="EUR" office:value="0.0838">
            <text:p>0,08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270R</text:p>
          </table:table-cell>
          <table:table-cell table:style-name="ce16"/>
          <table:table-cell table:style-name="ce17" office:value-type="string">
            <text:p>R4, R6</text:p>
          </table:table-cell>
          <table:table-cell table:style-name="ce22" office:value-type="float" office:value="2332064">
            <text:p>2332064</text:p>
          </table:table-cell>
          <table:table-cell table:style-name="ce29" office:value-type="float" office:value="0.0158">
            <text:p>0,016</text:p>
          </table:table-cell>
          <table:table-cell table:style-name="ce38" table:formula="of:=IF([.E43]=&quot;-&quot;;&quot;&quot;;IF([.A43]=&quot;&quot;;[.F43];[.A43]*[.F43]))" office:value-type="currency" office:currency="GBP" office:value="0.0316">
            <text:p>£0,03</text:p>
          </table:table-cell>
          <table:table-cell table:style-name="ce44"/>
          <table:table-cell table:style-name="ce44" office:value-type="string">
            <text:p>CRCW0805270RFKTABC</text:p>
          </table:table-cell>
          <table:table-cell table:style-name="ce29" office:value-type="float" office:value="0.00766">
            <text:p>0,008</text:p>
          </table:table-cell>
          <table:table-cell table:style-name="ce53" table:formula="of:=IF([.I43]=&quot;-&quot;;&quot;&quot;;IF([.A43]=&quot;&quot;;[.J43];[.A43]*[.J43]))" office:value-type="currency" office:currency="EUR" office:value="0.01532">
            <text:p>0,02 €</text:p>
          </table:table-cell>
          <table:table-cell table:style-name="ce59" table:formula="of:=IF([.A43]&lt;&gt;&quot;&quot;; IF([.E43]&lt;&gt;&quot;-&quot; ; IF([.K43] &gt; [.G43]*[.$L$1];[.G43]*[.$L$1];[.K43]);[.K43]);&quot;&quot;)" office:value-type="currency" office:currency="EUR" office:value="0.01532">
            <text:p>0,02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15K</text:p>
          </table:table-cell>
          <table:table-cell table:style-name="ce15"/>
          <table:table-cell table:style-name="ce15" office:value-type="string">
            <text:p>R7</text:p>
          </table:table-cell>
          <table:table-cell table:style-name="ce21" office:value-type="float" office:value="2447595">
            <text:p>2447595</text:p>
          </table:table-cell>
          <table:table-cell table:style-name="ce28" office:value-type="float" office:value="0.0016">
            <text:p>0,002</text:p>
          </table:table-cell>
          <table:table-cell table:style-name="ce37" table:formula="of:=IF([.E44]=&quot;-&quot;;&quot;&quot;;IF([.A44]=&quot;&quot;;[.F44];[.A44]*[.F44]))" office:value-type="currency" office:currency="GBP" office:value="0.0016">
            <text:p>£0,00</text:p>
          </table:table-cell>
          <table:table-cell table:style-name="ce43"/>
          <table:table-cell table:style-name="ce15" office:value-type="string">
            <text:p>SMD0805-15K-1%</text:p>
          </table:table-cell>
          <table:table-cell table:style-name="ce28" office:value-type="float" office:value="0.00828">
            <text:p>0,008</text:p>
          </table:table-cell>
          <table:table-cell table:style-name="ce52" table:formula="of:=IF([.I44]=&quot;-&quot;;&quot;&quot;;IF([.A44]=&quot;&quot;;[.J44];[.A44]*[.J44]))" office:value-type="currency" office:currency="EUR" office:value="0.00828">
            <text:p>0,01 €</text:p>
          </table:table-cell>
          <table:table-cell table:style-name="ce59" table:formula="of:=IF([.A44]&lt;&gt;&quot;&quot;; IF([.E44]&lt;&gt;&quot;-&quot; ; IF([.K44] &gt; [.G44]*[.$L$1];[.G44]*[.$L$1];[.K44]);[.K44]);&quot;&quot;)" office:value-type="currency" office:currency="EUR" office:value="0.002044064">
            <text:p>0,00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2K2</text:p>
          </table:table-cell>
          <table:table-cell table:style-name="ce16"/>
          <table:table-cell table:style-name="ce17" office:value-type="string">
            <text:p>R8</text:p>
          </table:table-cell>
          <table:table-cell table:style-name="ce22" office:value-type="float" office:value="2447623">
            <text:p>2447623</text:p>
          </table:table-cell>
          <table:table-cell table:style-name="ce29" office:value-type="float" office:value="0.0015">
            <text:p>0,002</text:p>
          </table:table-cell>
          <table:table-cell table:style-name="ce38" table:formula="of:=IF([.E45]=&quot;-&quot;;&quot;&quot;;IF([.A45]=&quot;&quot;;[.F45];[.A45]*[.F45]))" office:value-type="currency" office:currency="GBP" office:value="0.0015">
            <text:p>£0,00</text:p>
          </table:table-cell>
          <table:table-cell table:style-name="ce44"/>
          <table:table-cell table:style-name="ce44" office:value-type="string">
            <text:p>SMD0805-2K2-1%</text:p>
          </table:table-cell>
          <table:table-cell table:style-name="ce29" office:value-type="float" office:value="0.00821">
            <text:p>0,008</text:p>
          </table:table-cell>
          <table:table-cell table:style-name="ce53" table:formula="of:=IF([.I45]=&quot;-&quot;;&quot;&quot;;IF([.A45]=&quot;&quot;;[.J45];[.A45]*[.J45]))" office:value-type="currency" office:currency="EUR" office:value="0.00821">
            <text:p>0,01 €</text:p>
          </table:table-cell>
          <table:table-cell table:style-name="ce59" table:formula="of:=IF([.A45]&lt;&gt;&quot;&quot;; IF([.E45]&lt;&gt;&quot;-&quot; ; IF([.K45] &gt; [.G45]*[.$L$1];[.G45]*[.$L$1];[.K45]);[.K45]);&quot;&quot;)" office:value-type="currency" office:currency="EUR" office:value="0.00191631">
            <text:p>0,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10R</text:p>
          </table:table-cell>
          <table:table-cell table:style-name="ce15" office:value-type="string">
            <text:p>1206</text:p>
          </table:table-cell>
          <table:table-cell table:style-name="ce15" office:value-type="string">
            <text:p>R9</text:p>
          </table:table-cell>
          <table:table-cell table:style-name="ce21" office:value-type="float" office:value="2331837">
            <text:p>2331837</text:p>
          </table:table-cell>
          <table:table-cell table:style-name="ce28" office:value-type="float" office:value="0.0317">
            <text:p>0,032</text:p>
          </table:table-cell>
          <table:table-cell table:style-name="ce37" table:formula="of:=IF([.E46]=&quot;-&quot;;&quot;&quot;;IF([.A46]=&quot;&quot;;[.F46];[.A46]*[.F46]))" office:value-type="currency" office:currency="GBP" office:value="0.0317">
            <text:p>£0,03</text:p>
          </table:table-cell>
          <table:table-cell table:style-name="ce43"/>
          <table:table-cell table:style-name="ce15" office:value-type="string">
            <text:p>CRCW120610R0FKTABC</text:p>
          </table:table-cell>
          <table:table-cell table:style-name="ce28" office:value-type="float" office:value="0.00844">
            <text:p>0,008</text:p>
          </table:table-cell>
          <table:table-cell table:style-name="ce52" table:formula="of:=IF([.I46]=&quot;-&quot;;&quot;&quot;;IF([.A46]=&quot;&quot;;[.J46];[.A46]*[.J46]))" office:value-type="currency" office:currency="EUR" office:value="0.00844">
            <text:p>0,01 €</text:p>
          </table:table-cell>
          <table:table-cell table:style-name="ce59" table:formula="of:=IF([.A46]&lt;&gt;&quot;&quot;; IF([.E46]&lt;&gt;&quot;-&quot; ; IF([.K46] &gt; [.G46]*[.$L$1];[.G46]*[.$L$1];[.K46]);[.K46]);&quot;&quot;)" office:value-type="currency" office:currency="EUR" office:value="0.00844">
            <text:p>0,01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CG2-470L</text:p>
          </table:table-cell>
          <table:table-cell table:style-name="ce16"/>
          <table:table-cell table:style-name="ce17" office:value-type="string">
            <text:p>SAR1</text:p>
          </table:table-cell>
          <table:table-cell table:style-name="ce22" office:value-type="float" office:value="1846854">
            <text:p>1846854</text:p>
          </table:table-cell>
          <table:table-cell table:style-name="ce29" office:value-type="float" office:value="1.39">
            <text:p>1,390</text:p>
          </table:table-cell>
          <table:table-cell table:style-name="ce38" table:formula="of:=IF([.E47]=&quot;-&quot;;&quot;&quot;;IF([.A47]=&quot;&quot;;[.F47];[.A47]*[.F47]))" office:value-type="currency" office:currency="GBP" office:value="1.39">
            <text:p>£1,39</text:p>
          </table:table-cell>
          <table:table-cell table:style-name="ce44"/>
          <table:table-cell table:style-name="ce44" office:value-type="string">
            <text:p>CG2-470L</text:p>
          </table:table-cell>
          <table:table-cell table:style-name="ce29" office:value-type="float" office:value="1.457">
            <text:p>1,457</text:p>
          </table:table-cell>
          <table:table-cell table:style-name="ce53" table:formula="of:=IF([.I47]=&quot;-&quot;;&quot;&quot;;IF([.A47]=&quot;&quot;;[.J47];[.A47]*[.J47]))" office:value-type="currency" office:currency="EUR" office:value="1.457">
            <text:p>1,46 €</text:p>
          </table:table-cell>
          <table:table-cell table:style-name="ce59" table:formula="of:=IF([.A47]&lt;&gt;&quot;&quot;; IF([.E47]&lt;&gt;&quot;-&quot; ; IF([.K47] &gt; [.G47]*[.$L$1];[.G47]*[.$L$1];[.K47]);[.K47]);&quot;&quot;)" office:value-type="currency" office:currency="EUR" office:value="1.457">
            <text:p>1,46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TEZ6/D230/15V</text:p>
          </table:table-cell>
          <table:table-cell table:style-name="ce15" office:value-type="string">
            <text:p>PCB trafo 15V/6VA</text:p>
          </table:table-cell>
          <table:table-cell table:style-name="ce15" office:value-type="string">
            <text:p>TR1</text:p>
          </table:table-cell>
          <table:table-cell table:style-name="ce1" office:value-type="string">
            <text:p>-</text:p>
          </table:table-cell>
          <table:table-cell table:style-name="ce28"/>
          <table:table-cell table:style-name="ce37" table:formula="of:=IF([.E48]=&quot;-&quot;;&quot;&quot;;IF([.A48]=&quot;&quot;;[.F48];[.A48]*[.F48]))">
            <text:p/>
          </table:table-cell>
          <table:table-cell table:style-name="ce43"/>
          <table:table-cell table:style-name="ce15" office:value-type="string">
            <text:p>TEZ6/D/15V</text:p>
          </table:table-cell>
          <table:table-cell table:style-name="ce28" office:value-type="float" office:value="2.75">
            <text:p>2,750</text:p>
          </table:table-cell>
          <table:table-cell table:style-name="ce52" table:formula="of:=IF([.I48]=&quot;-&quot;;&quot;&quot;;IF([.A48]=&quot;&quot;;[.J48];[.A48]*[.J48]))" office:value-type="currency" office:currency="EUR" office:value="2.75">
            <text:p>2,75 €</text:p>
          </table:table-cell>
          <table:table-cell table:style-name="ce59" table:formula="of:=IF([.A48]&lt;&gt;&quot;&quot;; IF([.E48]&lt;&gt;&quot;-&quot; ; IF([.K48] &gt; [.G48]*[.$L$1];[.G48]*[.$L$1];[.K48]);[.K48]);&quot;&quot;)" office:value-type="currency" office:currency="EUR" office:value="2.75">
            <text:p>2,75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S20K250</text:p>
          </table:table-cell>
          <table:table-cell table:style-name="ce16" office:value-type="string">
            <text:p>Varistor</text:p>
          </table:table-cell>
          <table:table-cell table:style-name="ce17" office:value-type="string">
            <text:p>VAR1, VAR2</text:p>
          </table:table-cell>
          <table:table-cell table:style-name="ce22" office:value-type="float" office:value="1004357">
            <text:p>1004357</text:p>
          </table:table-cell>
          <table:table-cell table:style-name="ce29" office:value-type="float" office:value="0.563">
            <text:p>0,563</text:p>
          </table:table-cell>
          <table:table-cell table:style-name="ce38" table:formula="of:=IF([.E49]=&quot;-&quot;;&quot;&quot;;IF([.A49]=&quot;&quot;;[.F49];[.A49]*[.F49]))" office:value-type="currency" office:currency="GBP" office:value="1.126">
            <text:p>£1,13</text:p>
          </table:table-cell>
          <table:table-cell table:style-name="ce44"/>
          <table:table-cell table:style-name="ce44" office:value-type="string">
            <text:p>SIOV-S20K250</text:p>
          </table:table-cell>
          <table:table-cell table:style-name="ce29" office:value-type="float" office:value="0.5371">
            <text:p>0,537</text:p>
          </table:table-cell>
          <table:table-cell table:style-name="ce53" table:formula="of:=IF([.I49]=&quot;-&quot;;&quot;&quot;;IF([.A49]=&quot;&quot;;[.J49];[.A49]*[.J49]))" office:value-type="currency" office:currency="EUR" office:value="1.0742">
            <text:p>1,07 €</text:p>
          </table:table-cell>
          <table:table-cell table:style-name="ce59" table:formula="of:=IF([.A49]&lt;&gt;&quot;&quot;; IF([.E49]&lt;&gt;&quot;-&quot; ; IF([.K49] &gt; [.G49]*[.$L$1];[.G49]*[.$L$1];[.K49]);[.K49]);&quot;&quot;)" office:value-type="currency" office:currency="EUR" office:value="1.0742">
            <text:p>1,07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float" office:value="9185067324">
            <text:p>9185067324</text:p>
          </table:table-cell>
          <table:table-cell table:style-name="ce15" office:value-type="string">
            <text:p>IDC 6-pin</text:p>
          </table:table-cell>
          <table:table-cell table:style-name="ce15" office:value-type="string">
            <text:p>X1</text:p>
          </table:table-cell>
          <table:table-cell table:style-name="ce21" office:value-type="float" office:value="1096984">
            <text:p>1096984</text:p>
          </table:table-cell>
          <table:table-cell table:style-name="ce28" office:value-type="float" office:value="0.745">
            <text:p>0,745</text:p>
          </table:table-cell>
          <table:table-cell table:style-name="ce37" table:formula="of:=IF([.E50]=&quot;-&quot;;&quot;&quot;;IF([.A50]=&quot;&quot;;[.F50];[.A50]*[.F50]))" office:value-type="currency" office:currency="GBP" office:value="0.745">
            <text:p>£0,75</text:p>
          </table:table-cell>
          <table:table-cell table:style-name="ce43"/>
          <table:table-cell table:style-name="ce15" office:value-type="string">
            <text:p>T821-1-06-S1</text:p>
          </table:table-cell>
          <table:table-cell table:style-name="ce28" office:value-type="float" office:value="0.2382">
            <text:p>0,238</text:p>
          </table:table-cell>
          <table:table-cell table:style-name="ce52" table:formula="of:=IF([.I50]=&quot;-&quot;;&quot;&quot;;IF([.A50]=&quot;&quot;;[.J50];[.A50]*[.J50]))" office:value-type="currency" office:currency="EUR" office:value="0.2382">
            <text:p>0,24 €</text:p>
          </table:table-cell>
          <table:table-cell table:style-name="ce59" table:formula="of:=IF([.A50]&lt;&gt;&quot;&quot;; IF([.E50]&lt;&gt;&quot;-&quot; ; IF([.K50] &gt; [.G50]*[.$L$1];[.G50]*[.$L$1];[.K50]);[.K50]);&quot;&quot;)" office:value-type="currency" office:currency="EUR" office:value="0.2382">
            <text:p>0,24 €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282836-5</text:p>
          </table:table-cell>
          <table:table-cell table:style-name="ce16" office:value-type="string">
            <text:p>Terminal block 5-way, 1.5mm2, 5mm</text:p>
          </table:table-cell>
          <table:table-cell table:style-name="ce17" office:value-type="string">
            <text:p>X2</text:p>
          </table:table-cell>
          <table:table-cell table:style-name="ce22" office:value-type="float" office:value="1793678">
            <text:p>1793678</text:p>
          </table:table-cell>
          <table:table-cell table:style-name="ce29" office:value-type="float" office:value="0.627">
            <text:p>0,627</text:p>
          </table:table-cell>
          <table:table-cell table:style-name="ce38" table:formula="of:=IF([.E51]=&quot;-&quot;;&quot;&quot;;IF([.A51]=&quot;&quot;;[.F51];[.A51]*[.F51]))" office:value-type="currency" office:currency="GBP" office:value="0.627">
            <text:p>£0,63</text:p>
          </table:table-cell>
          <table:table-cell table:style-name="ce44"/>
          <table:table-cell table:style-name="ce44" office:value-type="string">
            <text:p>282836-5</text:p>
          </table:table-cell>
          <table:table-cell table:style-name="ce29" office:value-type="float" office:value="0.77">
            <text:p>0,770</text:p>
          </table:table-cell>
          <table:table-cell table:style-name="ce53" table:formula="of:=IF([.I51]=&quot;-&quot;;&quot;&quot;;IF([.A51]=&quot;&quot;;[.J51];[.A51]*[.J51]))" office:value-type="currency" office:currency="EUR" office:value="0.77">
            <text:p>0,77 €</text:p>
          </table:table-cell>
          <table:table-cell table:style-name="ce59" table:formula="of:=IF([.A51]&lt;&gt;&quot;&quot;; IF([.E51]&lt;&gt;&quot;-&quot; ; IF([.K51] &gt; [.G51]*[.$L$1];[.G51]*[.$L$1];[.K51]);[.K51]);&quot;&quot;)" office:value-type="currency" office:currency="EUR" office:value="0.77">
            <text:p>0,77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22-23-2031</text:p>
          </table:table-cell>
          <table:table-cell table:style-name="ce15" office:value-type="string">
            <text:p>3-pin 0.1” socket</text:p>
          </table:table-cell>
          <table:table-cell table:style-name="ce15" office:value-type="string">
            <text:p>X3, X4</text:p>
          </table:table-cell>
          <table:table-cell table:style-name="ce21" office:value-type="float" office:value="1462950">
            <text:p>1462950</text:p>
          </table:table-cell>
          <table:table-cell table:style-name="ce28" office:value-type="float" office:value="0.616">
            <text:p>0,616</text:p>
          </table:table-cell>
          <table:table-cell table:style-name="ce37" table:formula="of:=IF([.E52]=&quot;-&quot;;&quot;&quot;;IF([.A52]=&quot;&quot;;[.F52];[.A52]*[.F52]))" office:value-type="currency" office:currency="GBP" office:value="1.232">
            <text:p>£1,23</text:p>
          </table:table-cell>
          <table:table-cell table:style-name="ce43"/>
          <table:table-cell table:style-name="ce15" office:value-type="string">
            <text:p>MX-22-23-2031 </text:p>
          </table:table-cell>
          <table:table-cell table:style-name="ce28" office:value-type="float" office:value="0.07">
            <text:p>0,070</text:p>
          </table:table-cell>
          <table:table-cell table:style-name="ce52" table:formula="of:=IF([.I52]=&quot;-&quot;;&quot;&quot;;IF([.A52]=&quot;&quot;;[.J52];[.A52]*[.J52]))" office:value-type="currency" office:currency="EUR" office:value="0.14">
            <text:p>0,14 €</text:p>
          </table:table-cell>
          <table:table-cell table:style-name="ce59" table:formula="of:=IF([.A52]&lt;&gt;&quot;&quot;; IF([.E52]&lt;&gt;&quot;-&quot; ; IF([.K52] &gt; [.G52]*[.$L$1];[.G52]*[.$L$1];[.K52]);[.K52]);&quot;&quot;)" office:value-type="currency" office:currency="EUR" office:value="0.14">
            <text:p>0,14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LMJ2138812S0LOT6C</text:p>
          </table:table-cell>
          <table:table-cell table:style-name="ce16" office:value-type="string">
            <text:p>RJ-45 Ethernet vertical</text:p>
          </table:table-cell>
          <table:table-cell table:style-name="ce17" office:value-type="string">
            <text:p>X5</text:p>
          </table:table-cell>
          <table:table-cell table:style-name="ce3" office:value-type="string">
            <text:p>-</text:p>
          </table:table-cell>
          <table:table-cell table:style-name="ce29"/>
          <table:table-cell table:style-name="ce38" table:formula="of:=IF([.E53]=&quot;-&quot;;&quot;&quot;;IF([.A53]=&quot;&quot;;[.F53];[.A53]*[.F53]))">
            <text:p/>
          </table:table-cell>
          <table:table-cell table:style-name="ce44"/>
          <table:table-cell table:style-name="ce44" office:value-type="string">
            <text:p>LMJ2138812S0LOT6C</text:p>
          </table:table-cell>
          <table:table-cell table:style-name="ce29" office:value-type="float" office:value="2.73">
            <text:p>2,730</text:p>
          </table:table-cell>
          <table:table-cell table:style-name="ce53" table:formula="of:=IF([.I53]=&quot;-&quot;;&quot;&quot;;IF([.A53]=&quot;&quot;;[.J53];[.A53]*[.J53]))" office:value-type="currency" office:currency="EUR" office:value="2.73">
            <text:p>2,73 €</text:p>
          </table:table-cell>
          <table:table-cell table:style-name="ce59" table:formula="of:=IF([.A53]&lt;&gt;&quot;&quot;; IF([.E53]&lt;&gt;&quot;-&quot; ; IF([.K53] &gt; [.G53]*[.$L$1];[.G53]*[.$L$1];[.K53]);[.K53]);&quot;&quot;)" office:value-type="currency" office:currency="EUR" office:value="2.73">
            <text:p>2,73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826629-8</text:p>
          </table:table-cell>
          <table:table-cell table:style-name="ce15" office:value-type="string">
            <text:p>8-pin 0.1” header</text:p>
          </table:table-cell>
          <table:table-cell table:style-name="ce15" office:value-type="string">
            <text:p>X6</text:p>
          </table:table-cell>
          <table:table-cell table:style-name="ce21" office:value-type="float" office:value="1593416">
            <text:p>1593416</text:p>
          </table:table-cell>
          <table:table-cell table:style-name="ce28" office:value-type="float" office:value="0.281">
            <text:p>0,281</text:p>
          </table:table-cell>
          <table:table-cell table:style-name="ce37" table:formula="of:=IF([.E54]=&quot;-&quot;;&quot;&quot;;IF([.A54]=&quot;&quot;;[.F54];[.A54]*[.F54]))" office:value-type="currency" office:currency="GBP" office:value="0.281">
            <text:p>£0,28</text:p>
          </table:table-cell>
          <table:table-cell table:style-name="ce43"/>
          <table:table-cell table:style-name="ce15" office:value-type="string">
            <text:p>ZL201-08G </text:p>
          </table:table-cell>
          <table:table-cell table:style-name="ce28" office:value-type="float" office:value="0.06134">
            <text:p>0,061</text:p>
          </table:table-cell>
          <table:table-cell table:style-name="ce52" table:formula="of:=IF([.I54]=&quot;-&quot;;&quot;&quot;;IF([.A54]=&quot;&quot;;[.J54];[.A54]*[.J54]))" office:value-type="currency" office:currency="EUR" office:value="0.06134">
            <text:p>0,06 €</text:p>
          </table:table-cell>
          <table:table-cell table:style-name="ce59" table:formula="of:=IF([.A54]&lt;&gt;&quot;&quot;; IF([.E54]&lt;&gt;&quot;-&quot; ; IF([.K54] &gt; [.G54]*[.$L$1];[.G54]*[.$L$1];[.K54]);[.K54]);&quot;&quot;)" office:value-type="currency" office:currency="EUR" office:value="0.06134">
            <text:p>0,06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826629-5</text:p>
          </table:table-cell>
          <table:table-cell table:style-name="ce16" office:value-type="string">
            <text:p>5-pin 0.1” header</text:p>
          </table:table-cell>
          <table:table-cell table:style-name="ce17" office:value-type="string">
            <text:p>X7</text:p>
          </table:table-cell>
          <table:table-cell table:style-name="ce22" office:value-type="float" office:value="1593416">
            <text:p>1593416</text:p>
          </table:table-cell>
          <table:table-cell table:style-name="ce29" office:value-type="float" office:value="0.281">
            <text:p>0,281</text:p>
          </table:table-cell>
          <table:table-cell table:style-name="ce38" table:formula="of:=IF([.E55]=&quot;-&quot;;&quot;&quot;;IF([.A55]=&quot;&quot;;[.F55];[.A55]*[.F55]))" office:value-type="currency" office:currency="GBP" office:value="0.281">
            <text:p>£0,28</text:p>
          </table:table-cell>
          <table:table-cell table:style-name="ce44"/>
          <table:table-cell table:style-name="ce44" office:value-type="string">
            <text:p>ZL201-05G</text:p>
          </table:table-cell>
          <table:table-cell table:style-name="ce29" office:value-type="float" office:value="0.04415">
            <text:p>0,044</text:p>
          </table:table-cell>
          <table:table-cell table:style-name="ce53" table:formula="of:=IF([.I55]=&quot;-&quot;;&quot;&quot;;IF([.A55]=&quot;&quot;;[.J55];[.A55]*[.J55]))" office:value-type="currency" office:currency="EUR" office:value="0.04415">
            <text:p>0,04 €</text:p>
          </table:table-cell>
          <table:table-cell table:style-name="ce59" table:formula="of:=IF([.A55]&lt;&gt;&quot;&quot;; IF([.E55]&lt;&gt;&quot;-&quot; ; IF([.K55] &gt; [.G55]*[.$L$1];[.G55]*[.$L$1];[.K55]);[.K55]);&quot;&quot;)" office:value-type="currency" office:currency="EUR" office:value="0.04415">
            <text:p>0,04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2411-01</text:p>
          </table:table-cell>
          <table:table-cell table:style-name="ce15" office:value-type="string">
            <text:p>USB vertical</text:p>
          </table:table-cell>
          <table:table-cell table:style-name="ce15" office:value-type="string">
            <text:p>X8</text:p>
          </table:table-cell>
          <table:table-cell table:style-name="ce21" office:value-type="float" office:value="1177884">
            <text:p>1177884</text:p>
          </table:table-cell>
          <table:table-cell table:style-name="ce28" office:value-type="float" office:value="0.717">
            <text:p>0,717</text:p>
          </table:table-cell>
          <table:table-cell table:style-name="ce37" table:formula="of:=IF([.E56]=&quot;-&quot;;&quot;&quot;;IF([.A56]=&quot;&quot;;[.F56];[.A56]*[.F56]))" office:value-type="currency" office:currency="GBP" office:value="0.717">
            <text:p>£0,72</text:p>
          </table:table-cell>
          <table:table-cell table:style-name="ce43"/>
          <table:table-cell table:style-name="ce15" office:value-type="string">
            <text:p>2411-01</text:p>
          </table:table-cell>
          <table:table-cell table:style-name="ce28" office:value-type="float" office:value="0.66">
            <text:p>0,660</text:p>
          </table:table-cell>
          <table:table-cell table:style-name="ce52" table:formula="of:=IF([.I56]=&quot;-&quot;;&quot;&quot;;IF([.A56]=&quot;&quot;;[.J56];[.A56]*[.J56]))" office:value-type="currency" office:currency="EUR" office:value="0.66">
            <text:p>0,66 €</text:p>
          </table:table-cell>
          <table:table-cell table:style-name="ce59" table:formula="of:=IF([.A56]&lt;&gt;&quot;&quot;; IF([.E56]&lt;&gt;&quot;-&quot; ; IF([.K56] &gt; [.G56]*[.$L$1];[.G56]*[.$L$1];[.K56]);[.K56]);&quot;&quot;)" office:value-type="currency" office:currency="EUR" office:value="0.66">
            <text:p>0,66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1.5KE400CA</text:p>
          </table:table-cell>
          <table:table-cell table:style-name="ce16" office:value-type="string">
            <text:p>TVS</text:p>
          </table:table-cell>
          <table:table-cell table:style-name="ce17" office:value-type="string">
            <text:p>ZD1, ZD2</text:p>
          </table:table-cell>
          <table:table-cell table:style-name="ce22" office:value-type="float" office:value="2341650">
            <text:p>2341650</text:p>
          </table:table-cell>
          <table:table-cell table:style-name="ce29" office:value-type="float" office:value="0.304">
            <text:p>0,304</text:p>
          </table:table-cell>
          <table:table-cell table:style-name="ce38" table:formula="of:=IF([.E57]=&quot;-&quot;;&quot;&quot;;IF([.A57]=&quot;&quot;;[.F57];[.A57]*[.F57]))" office:value-type="currency" office:currency="GBP" office:value="0.608">
            <text:p>£0,61</text:p>
          </table:table-cell>
          <table:table-cell table:style-name="ce44"/>
          <table:table-cell table:style-name="ce44" office:value-type="string">
            <text:p>1.5KE400CA</text:p>
          </table:table-cell>
          <table:table-cell table:style-name="ce29" office:value-type="float" office:value="0.2391">
            <text:p>0,239</text:p>
          </table:table-cell>
          <table:table-cell table:style-name="ce53" table:formula="of:=IF([.I57]=&quot;-&quot;;&quot;&quot;;IF([.A57]=&quot;&quot;;[.J57];[.A57]*[.J57]))" office:value-type="currency" office:currency="EUR" office:value="0.4782">
            <text:p>0,48 €</text:p>
          </table:table-cell>
          <table:table-cell table:style-name="ce59" table:formula="of:=IF([.A57]&lt;&gt;&quot;&quot;; IF([.E57]&lt;&gt;&quot;-&quot; ; IF([.K57] &gt; [.G57]*[.$L$1];[.G57]*[.$L$1];[.K57]);[.K57]);&quot;&quot;)" office:value-type="currency" office:currency="EUR" office:value="0.4782">
            <text:p>0,48 €</text:p>
          </table:table-cell>
        </table:table-row>
        <table:table-row table:style-name="ro1">
          <table:table-cell table:number-columns-repeated="6"/>
          <table:table-cell table:style-name="ce41" table:formula="of:=SUM([.G4:.G57])" office:value-type="currency" office:currency="GBP" office:value="25.5221">
            <text:p>£25,52</text:p>
          </table:table-cell>
          <table:table-cell table:number-columns-repeated="3"/>
          <table:table-cell table:style-name="ce41" table:formula="of:=SUM([.K4:.K57])" office:value-type="currency" office:currency="EUR" office:value="18.72329">
            <text:p>18,72 €</text:p>
          </table:table-cell>
          <table:table-cell table:style-name="ce41" table:formula="of:=SUM([.L4:.L57])" office:value-type="currency" office:currency="EUR" office:value="25.524432072">
            <text:p>25,52 €</text:p>
          </table:table-cell>
        </table:table-row>
        <table:table-row table:style-name="ro2">
          <table:table-cell table:number-columns-repeated="12"/>
        </table:table-row>
        <table:table-row table:style-name="ro1">
          <table:table-cell table:style-name="ce2"/>
          <table:table-cell table:style-name="ce10" office:value-type="string" table:number-columns-spanned="11" table:number-rows-spanned="1">
            <text:p>115VAC input</text:p>
          </table:table-cell>
          <table:covered-table-cell table:number-columns-repeated="3" table:style-name="ce13"/>
          <table:covered-table-cell table:number-columns-repeated="3" table:style-name="ce33"/>
          <table:covered-table-cell table:style-name="ce13"/>
          <table:covered-table-cell table:number-columns-repeated="3" table:style-name="ce3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8" office:value-type="string">
            <text:p>2027-23-BLF</text:p>
          </table:table-cell>
          <table:table-cell table:style-name="ce15"/>
          <table:table-cell table:style-name="ce15" office:value-type="string">
            <text:p>SAR1</text:p>
          </table:table-cell>
          <table:table-cell table:style-name="ce21" office:value-type="float" office:value="1780455">
            <text:p>1780455</text:p>
          </table:table-cell>
          <table:table-cell table:style-name="ce28" office:value-type="float" office:value="1.393">
            <text:p>1,393</text:p>
          </table:table-cell>
          <table:table-cell table:style-name="ce37" table:formula="of:=IF([.E61]=&quot;-&quot;;&quot;&quot;;IF([.A61]=&quot;&quot;;[.F61];[.A61]*[.F61]))" office:value-type="currency" office:currency="GBP" office:value="1.393">
            <text:p>£1,39</text:p>
          </table:table-cell>
          <table:table-cell table:style-name="ce43"/>
          <table:table-cell table:style-name="ce15" office:value-type="string">
            <text:p>CG2-230L</text:p>
          </table:table-cell>
          <table:table-cell table:style-name="ce28" office:value-type="float" office:value="1.23">
            <text:p>1,230</text:p>
          </table:table-cell>
          <table:table-cell table:style-name="ce52" table:formula="of:=IF([.I61]=&quot;-&quot;;&quot;&quot;;IF([.A61]=&quot;&quot;;[.J61];[.A61]*[.J61]))" office:value-type="currency" office:currency="EUR" office:value="1.23">
            <text:p>1,23 €</text:p>
          </table:table-cell>
          <table:table-cell table:style-name="ce59" table:formula="of:=IF([.A61]&lt;&gt;&quot;&quot;; IF([.E61]&lt;&gt;&quot;-&quot; ; IF([.K61] &gt; [.G61]*[.$L$1];[.G61]*[.$L$1];[.K61]);[.K61]);&quot;&quot;)" office:value-type="currency" office:currency="EUR" office:value="1.23">
            <text:p>1,23 €</text:p>
          </table:table-cell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S20K140</text:p>
          </table:table-cell>
          <table:table-cell table:style-name="ce16" office:value-type="string">
            <text:p>Varistor</text:p>
          </table:table-cell>
          <table:table-cell table:style-name="ce17" office:value-type="string">
            <text:p>VAR1, VAR2</text:p>
          </table:table-cell>
          <table:table-cell table:style-name="ce22" office:value-type="float" office:value="1004387">
            <text:p>1004387</text:p>
          </table:table-cell>
          <table:table-cell table:style-name="ce29" office:value-type="float" office:value="0.742">
            <text:p>0,742</text:p>
          </table:table-cell>
          <table:table-cell table:style-name="ce38" table:formula="of:=IF([.E62]=&quot;-&quot;;&quot;&quot;;IF([.A62]=&quot;&quot;;[.F62];[.A62]*[.F62]))" office:value-type="currency" office:currency="GBP" office:value="1.484">
            <text:p>£1,48</text:p>
          </table:table-cell>
          <table:table-cell table:style-name="ce44"/>
          <table:table-cell table:style-name="ce44" office:value-type="string">
            <text:p>SIOV-S20K140</text:p>
          </table:table-cell>
          <table:table-cell table:style-name="ce29" office:value-type="float" office:value="0.69">
            <text:p>0,690</text:p>
          </table:table-cell>
          <table:table-cell table:style-name="ce53" table:formula="of:=IF([.I62]=&quot;-&quot;;&quot;&quot;;IF([.A62]=&quot;&quot;;[.J62];[.A62]*[.J62]))" office:value-type="currency" office:currency="EUR" office:value="1.38">
            <text:p>1,38 €</text:p>
          </table:table-cell>
          <table:table-cell table:style-name="ce59" table:formula="of:=IF([.A62]&lt;&gt;&quot;&quot;; IF([.E62]&lt;&gt;&quot;-&quot; ; IF([.K62] &gt; [.G62]*[.$L$1];[.G62]*[.$L$1];[.K62]);[.K62]);&quot;&quot;)" office:value-type="currency" office:currency="EUR" office:value="1.38">
            <text:p>1,38 €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8" office:value-type="string">
            <text:p>1.5KE200CA</text:p>
          </table:table-cell>
          <table:table-cell table:style-name="ce15"/>
          <table:table-cell table:style-name="ce15" office:value-type="string">
            <text:p>ZD1, ZD2</text:p>
          </table:table-cell>
          <table:table-cell table:style-name="ce21" office:value-type="float" office:value="1837117">
            <text:p>1837117</text:p>
          </table:table-cell>
          <table:table-cell table:style-name="ce28" office:value-type="float" office:value="0.383">
            <text:p>0,383</text:p>
          </table:table-cell>
          <table:table-cell table:style-name="ce37" table:formula="of:=IF([.E63]=&quot;-&quot;;&quot;&quot;;IF([.A63]=&quot;&quot;;[.F63];[.A63]*[.F63]))" office:value-type="currency" office:currency="GBP" office:value="0.766">
            <text:p>£0,77</text:p>
          </table:table-cell>
          <table:table-cell table:style-name="ce43"/>
          <table:table-cell table:style-name="ce15" office:value-type="string">
            <text:p>1.5KE200CA</text:p>
          </table:table-cell>
          <table:table-cell table:style-name="ce28" office:value-type="float" office:value="0.04">
            <text:p>0,040</text:p>
          </table:table-cell>
          <table:table-cell table:style-name="ce52" table:formula="of:=IF([.I63]=&quot;-&quot;;&quot;&quot;;IF([.A63]=&quot;&quot;;[.J63];[.A63]*[.J63]))" office:value-type="currency" office:currency="EUR" office:value="0.08">
            <text:p>0,08 €</text:p>
          </table:table-cell>
          <table:table-cell table:style-name="ce59" table:formula="of:=IF([.A63]&lt;&gt;&quot;&quot;; IF([.E63]&lt;&gt;&quot;-&quot; ; IF([.K63] &gt; [.G63]*[.$L$1];[.G63]*[.$L$1];[.K63]);[.K63]);&quot;&quot;)" office:value-type="currency" office:currency="EUR" office:value="0.08">
            <text:p>0,08 €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9" office:value-type="string">
            <text:p>VPP28-180</text:p>
          </table:table-cell>
          <table:table-cell table:style-name="ce17" office:value-type="string">
            <text:p>Triad Magnetics </text:p>
          </table:table-cell>
          <table:table-cell table:style-name="ce17" office:value-type="string">
            <text:p>TR1</text:p>
          </table:table-cell>
          <table:table-cell table:style-name="ce24" office:value-type="string" table:number-columns-spanned="7" table:number-rows-spanned="1">
            <text:p>Newark: 37B9209, Digikey: 237-1086-ND, Mouser: 553-VPP28-180 - 0,00 €</text:p>
          </table:table-cell>
          <table:covered-table-cell table:style-name="ce34"/>
          <table:covered-table-cell table:style-name="ce42"/>
          <table:covered-table-cell table:style-name="ce46"/>
          <table:covered-table-cell table:style-name="ce47"/>
          <table:covered-table-cell table:style-name="ce46"/>
          <table:covered-table-cell table:style-name="ce53"/>
          <table:table-cell table:style-name="ce60"/>
        </table:table-row>
        <table:table-row table:style-name="ro2">
          <table:table-cell table:number-columns-repeated="2"/>
          <table:table-cell table:style-name="ce18"/>
          <table:table-cell/>
          <table:table-cell table:style-name="ce18"/>
          <table:table-cell table:number-columns-repeated="7"/>
        </table:table-row>
        <table:table-row table:style-name="ro1">
          <table:table-cell table:style-name="ce2"/>
          <table:table-cell table:style-name="ce10" office:value-type="string">
            <text:p>Optional</text:p>
          </table:table-cell>
          <table:table-cell table:style-name="ce13" table:number-columns-repeated="3"/>
          <table:table-cell table:style-name="ce33" table:number-columns-repeated="3"/>
          <table:table-cell table:style-name="ce13"/>
          <table:table-cell table:style-name="ce33" table:number-columns-repeated="3"/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TPD4E002DRLR</text:p>
          </table:table-cell>
          <table:table-cell table:style-name="ce15"/>
          <table:table-cell table:style-name="ce15" office:value-type="string">
            <text:p>IC3</text:p>
          </table:table-cell>
          <table:table-cell table:style-name="ce21" office:value-type="float" office:value="1755329">
            <text:p>1755329</text:p>
          </table:table-cell>
          <table:table-cell table:style-name="ce28" office:value-type="float" office:value="0.341">
            <text:p>0,341</text:p>
          </table:table-cell>
          <table:table-cell table:style-name="ce37" table:formula="of:=IF([.E67]=&quot;-&quot;;&quot;&quot;;IF([.A67]=&quot;&quot;;[.F67];[.A67]*[.F67]))" office:value-type="currency" office:currency="GBP" office:value="0.341">
            <text:p>£0,34</text:p>
          </table:table-cell>
          <table:table-cell table:style-name="ce43"/>
          <table:table-cell table:style-name="ce48" office:value-type="string">
            <text:p>-</text:p>
          </table:table-cell>
          <table:table-cell table:style-name="ce28"/>
          <table:table-cell table:style-name="ce52" table:formula="of:=IF([.I67]=&quot;-&quot;;&quot;&quot;;IF([.A67]=&quot;&quot;;[.J67];[.A67]*[.J67]))">
            <text:p/>
          </table:table-cell>
          <table:table-cell table:style-name="ce59" table:formula="of:=IF([.A67]&lt;&gt;&quot;&quot;; IF([.E67]&lt;&gt;&quot;-&quot; ; IF([.K67] &gt; [.G67]*[.$L$1];[.G67]*[.$L$1];[.K67]);[.K67]);&quot;&quot;)" office:value-type="currency" office:currency="EUR" office:value="0.43564114">
            <text:p>0,44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TPD2E001DZDR</text:p>
          </table:table-cell>
          <table:table-cell table:style-name="ce16"/>
          <table:table-cell table:style-name="ce17" office:value-type="string">
            <text:p>IC4</text:p>
          </table:table-cell>
          <table:table-cell table:style-name="ce22" office:value-type="float" office:value="2335446">
            <text:p>2335446</text:p>
          </table:table-cell>
          <table:table-cell table:style-name="ce29" office:value-type="float" office:value="0.38">
            <text:p>0,380</text:p>
          </table:table-cell>
          <table:table-cell table:style-name="ce38" table:formula="of:=IF([.E68]=&quot;-&quot;;&quot;&quot;;IF([.A68]=&quot;&quot;;[.F68];[.A68]*[.F68]))" office:value-type="currency" office:currency="GBP" office:value="0.38">
            <text:p>£0,38</text:p>
          </table:table-cell>
          <table:table-cell table:style-name="ce44"/>
          <table:table-cell table:style-name="ce3" office:value-type="string">
            <text:p>-</text:p>
          </table:table-cell>
          <table:table-cell table:style-name="ce29"/>
          <table:table-cell table:style-name="ce53" table:formula="of:=IF([.I68]=&quot;-&quot;;&quot;&quot;;IF([.A68]=&quot;&quot;;[.J68];[.A68]*[.J68]))">
            <text:p/>
          </table:table-cell>
          <table:table-cell table:style-name="ce59" table:formula="of:=IF([.A68]&lt;&gt;&quot;&quot;; IF([.E68]&lt;&gt;&quot;-&quot; ; IF([.K68] &gt; [.G68]*[.$L$1];[.G68]*[.$L$1];[.K68]);[.K68]);&quot;&quot;)" office:value-type="currency" office:currency="EUR" office:value="0.4854652">
            <text:p>0,49 €</text:p>
          </table:table-cell>
        </table:table-row>
        <table:table-row table:style-name="ro1">
          <table:table-cell/>
          <table:table-cell table:style-name="ce11"/>
          <table:table-cell table:style-name="ce6"/>
          <table:table-cell table:style-name="ce18"/>
          <table:table-cell table:style-name="ce6"/>
          <table:table-cell table:style-name="ce18"/>
          <table:table-cell table:style-name="ce41" table:formula="of:=SUM([.G67:.G68])" office:value-type="currency" office:currency="GBP" office:value="0.721">
            <text:p>£0,72</text:p>
          </table:table-cell>
          <table:table-cell table:style-name="ce18" table:number-columns-repeated="3"/>
          <table:table-cell table:style-name="ce41" table:formula="of:=SUM([.K67:.K68])" office:value-type="float" office:value="0">
            <text:p>0</text:p>
          </table:table-cell>
          <table:table-cell table:style-name="ce41" table:formula="of:=SUM([.L67:.L68])" office:value-type="currency" office:currency="EUR" office:value="0.92110634">
            <text:p>0,92 €</text:p>
          </table:table-cell>
        </table:table-row>
        <table:table-row table:style-name="ro2">
          <table:table-cell/>
          <table:table-cell table:style-name="ce11"/>
          <table:table-cell table:style-name="ce6"/>
          <table:table-cell table:style-name="ce18"/>
          <table:table-cell table:style-name="ce6"/>
          <table:table-cell table:style-name="ce18"/>
          <table:table-cell table:style-name="ce40"/>
          <table:table-cell table:style-name="ce18" table:number-columns-repeated="5"/>
        </table:table-row>
        <table:table-row table:style-name="ro1">
          <table:table-cell table:style-name="ce2"/>
          <table:table-cell table:style-name="ce10" office:value-type="string">
            <text:p>Other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12V fan 60x60mm</text:p>
          </table:table-cell>
          <table:table-cell table:style-name="ce15" table:number-columns-repeated="2"/>
          <table:table-cell table:style-name="ce1" office:value-type="string">
            <text:p>-</text:p>
          </table:table-cell>
          <table:table-cell table:style-name="ce28"/>
          <table:table-cell table:style-name="ce37" table:formula="of:=IF([.E72]=&quot;-&quot;;&quot;&quot;;IF([.A72]=&quot;&quot;;[.F72];[.A72]*[.F72]))">
            <text:p/>
          </table:table-cell>
          <table:table-cell table:style-name="ce43"/>
          <table:table-cell table:style-name="ce15" office:value-type="string">
            <text:p>MB60251V1-G99</text:p>
          </table:table-cell>
          <table:table-cell table:style-name="ce28" office:value-type="float" office:value="4.09">
            <text:p>4,090</text:p>
          </table:table-cell>
          <table:table-cell table:style-name="ce52" table:formula="of:=IF([.I72]=&quot;-&quot;;&quot;&quot;;IF([.A72]=&quot;&quot;;[.J72];[.A72]*[.J72]))" office:value-type="currency" office:currency="EUR" office:value="4.09">
            <text:p>4,09 €</text:p>
          </table:table-cell>
          <table:table-cell table:style-name="ce59" table:formula="of:=IF([.A72]&lt;&gt;&quot;&quot;; IF([.E72]&lt;&gt;&quot;-&quot; ; IF([.K72] &gt; [.G72]*[.$L$1];[.G72]*[.$L$1];[.K72]);[.K72]);&quot;&quot;)" office:value-type="currency" office:currency="EUR" office:value="4.09">
            <text:p>4,09 €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9" office:value-type="string">
            <text:p>Screwed spacer sleeve; hexagonal</text:p>
          </table:table-cell>
          <table:table-cell table:style-name="ce16" office:value-type="string">
            <text:p>14 mm, M3</text:p>
          </table:table-cell>
          <table:table-cell table:style-name="ce17"/>
          <table:table-cell table:style-name="ce22" office:value-type="float" office:value="1466812">
            <text:p>1466812</text:p>
          </table:table-cell>
          <table:table-cell table:style-name="ce29" table:formula="of:=0.326/4" office:value-type="float" office:value="0.0815">
            <text:p>0,082</text:p>
          </table:table-cell>
          <table:table-cell table:style-name="ce38" table:formula="of:=IF([.E73]=&quot;-&quot;;&quot;&quot;;IF([.A73]=&quot;&quot;;[.F73];[.A73]*[.F73]))" office:value-type="currency" office:currency="GBP" office:value="0.326">
            <text:p>£0,33</text:p>
          </table:table-cell>
          <table:table-cell table:style-name="ce44"/>
          <table:table-cell table:style-name="ce44" office:value-type="string">
            <text:p>B3X14/BN3320</text:p>
          </table:table-cell>
          <table:table-cell table:style-name="ce29" office:value-type="float" office:value="0.3004">
            <text:p>0,300</text:p>
          </table:table-cell>
          <table:table-cell table:style-name="ce53" table:formula="of:=IF([.I73]=&quot;-&quot;;&quot;&quot;;IF([.A73]=&quot;&quot;;[.J73];[.A73]*[.J73]))" office:value-type="currency" office:currency="EUR" office:value="1.2016">
            <text:p>1,20 €</text:p>
          </table:table-cell>
          <table:table-cell table:style-name="ce59" table:formula="of:=IF([.A73]&lt;&gt;&quot;&quot;; IF([.E73]&lt;&gt;&quot;-&quot; ; IF([.K73] &gt; [.G73]*[.$L$1];[.G73]*[.$L$1];[.K73]);[.K73]);&quot;&quot;)" office:value-type="currency" office:currency="EUR" office:value="0.41647804">
            <text:p>0,42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8" office:value-type="string">
            <text:p>Schurter 4303.6090</text:p>
          </table:table-cell>
          <table:table-cell table:style-name="ce15" office:value-type="string">
            <text:p>IEC inlet, switch</text:p>
          </table:table-cell>
          <table:table-cell table:style-name="ce15"/>
          <table:table-cell table:style-name="ce21" office:value-type="float" office:value="1162776">
            <text:p>1162776</text:p>
          </table:table-cell>
          <table:table-cell table:style-name="ce28" office:value-type="float" office:value="7.19">
            <text:p>7,190</text:p>
          </table:table-cell>
          <table:table-cell table:style-name="ce37" table:formula="of:=IF([.E74]=&quot;-&quot;;&quot;&quot;;IF([.A74]=&quot;&quot;;[.F74];[.A74]*[.F74]))" office:value-type="currency" office:currency="GBP" office:value="7.19">
            <text:p>£7,19</text:p>
          </table:table-cell>
          <table:table-cell table:style-name="ce43"/>
          <table:table-cell table:style-name="ce15" office:value-type="string">
            <text:p>4304.6090</text:p>
          </table:table-cell>
          <table:table-cell table:style-name="ce28" office:value-type="float" office:value="5.19">
            <text:p>5,190</text:p>
          </table:table-cell>
          <table:table-cell table:style-name="ce52" table:formula="of:=IF([.I74]=&quot;-&quot;;&quot;&quot;;IF([.A74]=&quot;&quot;;[.J74];[.A74]*[.J74]))" office:value-type="currency" office:currency="EUR" office:value="5.19">
            <text:p>5,19 €</text:p>
          </table:table-cell>
          <table:table-cell table:style-name="ce59" table:formula="of:=IF([.A74]&lt;&gt;&quot;&quot;; IF([.E74]&lt;&gt;&quot;-&quot; ; IF([.K74] &gt; [.G74]*[.$L$1];[.G74]*[.$L$1];[.K74]);[.K74]);&quot;&quot;)" office:value-type="currency" office:currency="EUR" office:value="5.19">
            <text:p>5,19 €</text:p>
          </table:table-cell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Schurter 4301.1403</text:p>
          </table:table-cell>
          <table:table-cell table:style-name="ce16" office:value-type="string">
            <text:p>Fuse drawer</text:p>
          </table:table-cell>
          <table:table-cell table:style-name="ce17"/>
          <table:table-cell table:style-name="ce22" office:value-type="float" office:value="1162737">
            <text:p>1162737</text:p>
          </table:table-cell>
          <table:table-cell table:style-name="ce29" office:value-type="float" office:value="2.64">
            <text:p>2,640</text:p>
          </table:table-cell>
          <table:table-cell table:style-name="ce38" table:formula="of:=IF([.E75]=&quot;-&quot;;&quot;&quot;;IF([.A75]=&quot;&quot;;[.F75];[.A75]*[.F75]))" office:value-type="currency" office:currency="GBP" office:value="2.64">
            <text:p>£2,64</text:p>
          </table:table-cell>
          <table:table-cell table:style-name="ce44"/>
          <table:table-cell table:style-name="ce44" office:value-type="string">
            <text:p>4301.1403</text:p>
          </table:table-cell>
          <table:table-cell table:style-name="ce29" office:value-type="float" office:value="1.37">
            <text:p>1,370</text:p>
          </table:table-cell>
          <table:table-cell table:style-name="ce53" table:formula="of:=IF([.I75]=&quot;-&quot;;&quot;&quot;;IF([.A75]=&quot;&quot;;[.J75];[.A75]*[.J75]))" office:value-type="currency" office:currency="EUR" office:value="1.37">
            <text:p>1,37 €</text:p>
          </table:table-cell>
          <table:table-cell table:style-name="ce59" table:formula="of:=IF([.A75]&lt;&gt;&quot;&quot;; IF([.E75]&lt;&gt;&quot;-&quot; ; IF([.K75] &gt; [.G75]*[.$L$1];[.G75]*[.$L$1];[.K75]);[.K75]);&quot;&quot;)" office:value-type="currency" office:currency="EUR" office:value="1.37">
            <text:p>1,37 €</text:p>
          </table:table-cell>
        </table:table-row>
        <table:table-row table:style-name="ro1">
          <table:table-cell table:number-columns-repeated="6"/>
          <table:table-cell table:style-name="ce41" table:formula="of:=SUM([.G72:.G75])" office:value-type="currency" office:currency="GBP" office:value="10.156">
            <text:p>£10,16</text:p>
          </table:table-cell>
          <table:table-cell table:number-columns-repeated="3"/>
          <table:table-cell table:style-name="ce41" table:formula="of:=SUM([.K72:.K75])" office:value-type="currency" office:currency="EUR" office:value="11.8516">
            <text:p>11,85 €</text:p>
          </table:table-cell>
          <table:table-cell table:style-name="ce41" table:formula="of:=SUM([.L72:.L75])" office:value-type="currency" office:currency="EUR" office:value="11.06647804">
            <text:p>11,07 €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 table:style-name="ce5" office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2" table:number-rows-repeated="1048497">
          <table:table-cell table:number-columns-repeated="12"/>
        </table:table-row>
        <table:table-row table:style-name="ro2">
          <table:table-cell table:number-columns-repeated="12"/>
        </table:table-row>
      </table:table>
      <table:database-ranges>
        <table:database-range table:target-range-address="Sheet1.A4:Sheet1.AMI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16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653cm" fo:margin-bottom="0.563cm" fo:margin-left="0.797cm" fo:margin-right="0.704cm" fo:background-color="transparent" style:writing-mode="lr-tb">
        <style:background-image/>
      </style:page-layout-properties>
      <style:header-style>
        <style:header-footer-properties fo:min-height="0.51cm" fo:margin-left="0cm" fo:margin-right="0cm" fo:margin-bottom="0.25cm"/>
      </style:header-style>
      <style:footer-style>
        <style:header-footer-properties fo:min-height="0.26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UX power supply and soft-start BOM (PCB: r5B7, 2016-05-01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1.05.2016</text:date>, <text:time>23:2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Unix OpenOffice.org_project/412m3$Build-9782</meta:generator>
    <dc:date>2016-05-01T23:29:46</dc:date>
    <dc:creator>Denis Kotlar</dc:creator>
    <meta:editing-duration>P1DT1H52M59S</meta:editing-duration>
    <meta:editing-cycles>112</meta:editing-cycles>
    <meta:document-statistic meta:table-count="1" meta:cell-count="686" meta:object-count="0"/>
  </office:meta>
</office:document-meta>
</file>